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311.84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19.25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25.46pt"/>
    </style:style>
    <style:style style:name="co9" style:family="table-column">
      <style:table-column-properties fo:break-before="auto" style:column-width="33.14pt"/>
    </style:style>
    <style:style style:name="co10" style:family="table-column">
      <style:table-column-properties fo:break-before="auto" style:column-width="30.84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27.75pt"/>
    </style:style>
    <style:style style:name="co13" style:family="table-column">
      <style:table-column-properties fo:break-before="auto" style:column-width="29.31pt"/>
    </style:style>
    <style:style style:name="co14" style:family="table-column">
      <style:table-column-properties fo:break-before="auto" style:column-width="36.26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26.19pt"/>
    </style:style>
    <style:style style:name="co17" style:family="table-column">
      <style:table-column-properties fo:break-before="auto" style:column-width="34.7pt"/>
    </style:style>
    <style:style style:name="co18" style:family="table-column">
      <style:table-column-properties fo:break-before="auto" style:column-width="43.99pt"/>
    </style:style>
    <style:style style:name="co19" style:family="table-column">
      <style:table-column-properties fo:break-before="auto" style:column-width="38.55pt"/>
    </style:style>
    <style:style style:name="co20" style:family="table-column">
      <style:table-column-properties fo:break-before="auto" style:column-width="50.94pt"/>
    </style:style>
    <style:style style:name="co21" style:family="table-column">
      <style:table-column-properties fo:break-before="auto" style:column-width="33.96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32.8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style:rotation-angle="90"/>
      <style:text-properties fo:font-weight="bold" style:font-weight-asian="bold" style:font-weight-complex="600"/>
    </style:style>
    <style:style style:name="ce8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1.76pt solid #000000" fo:border-top="none"/>
    </style:style>
    <style:style style:name="ce10" style:family="table-cell" style:parent-style-name="Default">
      <style:table-cell-properties fo:border-bottom="none" fo:border-left="none" fo:border-right="1.76pt solid #000000" style:rotation-angle="9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padding="2.01pt" fo:border-right="1.76pt solid #000000" fo:border-top="none"/>
    </style:style>
    <style:style style:name="ce12" style:family="table-cell" style:parent-style-name="Default">
      <style:table-cell-properties fo:border-bottom="none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99pt solid #000000" style:rotation-angle="9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99pt solid #000000" fo:border-top="none"/>
    </style:style>
    <style:style style:name="ce19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928.12pt" svg:height="543.63pt" svg:x="3.91pt" svg:y="1014.21pt">
            <draw:object draw:notify-on-update-of-ranges="Sheet1.B6:Sheet1.B60 Sheet1.I4:Sheet1.I4 Sheet1.I6:Sheet1.I60 Sheet1.L4:Sheet1.L4 Sheet1.L6:Sheet1.L60 Sheet1.O4:Sheet1.O4 Sheet1.O6:Sheet1.O60 Sheet1.R4:Sheet1.R4 Sheet1.R6:Sheet1.R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90.23pt" svg:height="738.03pt" svg:x="6.26pt" svg:y="1615.12pt">
            <draw:object draw:notify-on-update-of-ranges="Sheet1.B6:Sheet1.B60 Sheet1.R4:Sheet1.R4 Sheet1.R6:Sheet1.R60 Sheet1.U4:Sheet1.U4 Sheet1.U6:Sheet1.U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83.79pt" svg:height="474.86pt" svg:x="5.61pt" svg:y="2472.89pt">
            <draw:object draw:notify-on-update-of-ranges="Sheet1.O4:Sheet1.O4 Sheet1.O6:Sheet1.O60 Sheet1.X4:Sheet1.X4 Sheet1.X6:Sheet1.X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86.77pt" svg:height="603.92pt" svg:x="5.02pt" svg:y="3058.21pt">
            <draw:object draw:notify-on-update-of-ranges="Sheet1.O4:Sheet1.O4 Sheet1.O6:Sheet1.O60 Sheet1.AA4:Sheet1.AA4 Sheet1.AA6:Sheet1.AA6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4" table:default-cell-style-name="Default"/>
        <table:table-column table:style-name="co9" table:default-cell-style-name="ce18"/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Default"/>
        <table:table-column table:style-name="co14" table:default-cell-style-name="Default"/>
        <table:table-column table:style-name="co15" table:default-cell-style-name="ce18"/>
        <table:table-column table:style-name="co16" table:default-cell-style-name="Default"/>
        <table:table-column table:style-name="co17" table:default-cell-style-name="Default"/>
        <table:table-column table:style-name="co18" table:default-cell-style-name="ce9"/>
        <table:table-column table:style-name="co16" table:default-cell-style-name="Default"/>
        <table:table-column table:style-name="co19" table:default-cell-style-name="Default"/>
        <table:table-column table:style-name="co20" table:default-cell-style-name="ce18"/>
        <table:table-column table:style-name="co16" table:default-cell-style-name="Default"/>
        <table:table-column table:style-name="co19" table:default-cell-style-name="Default"/>
        <table:table-column table:style-name="co20" table:default-cell-style-name="ce18"/>
        <table:table-column table:style-name="co16" table:default-cell-style-name="Default"/>
        <table:table-column table:style-name="co19" table:default-cell-style-name="Default"/>
        <table:table-column table:style-name="co21" table:default-cell-style-name="ce18"/>
        <table:table-column table:style-name="co16" table:default-cell-style-name="Default"/>
        <table:table-column table:style-name="co19" table:default-cell-style-name="Default"/>
        <table:table-column table:style-name="co21" table:default-cell-style-name="ce18"/>
        <table:table-column table:style-name="co16" table:default-cell-style-name="Default"/>
        <table:table-column table:style-name="co19" table:default-cell-style-name="Default"/>
        <table:table-column table:style-name="co21" table:default-cell-style-name="ce18"/>
        <table:table-column table:style-name="co16" table:default-cell-style-name="Default"/>
        <table:table-column table:style-name="co19" table:default-cell-style-name="Default"/>
        <table:table-column table:style-name="co21" table:default-cell-style-name="ce18"/>
        <table:table-row table:style-name="ro1">
          <table:table-cell/>
          <table:table-cell table:style-name="ce3" office:value-type="string" calcext:value-type="string" table:number-columns-spanned="7" table:number-rows-spanned="4">
            <text:p>Input circuits</text:p>
          </table:table-cell>
          <table:covered-table-cell table:style-name="ce3"/>
          <table:covered-table-cell table:number-columns-repeated="5"/>
          <table:table-cell table:style-name="ce13" office:value-type="string" calcext:value-type="string" table:number-columns-spanned="14" table:number-rows-spanned="1">
            <text:p>Converted with AddParityTool: 50% protected, 1 extra latch protects 2 latche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number-columns-repeated="7"/>
          <table:table-cell table:style-name="ce14" office:value-type="string" calcext:value-type="string" table:number-columns-spanned="14" table:number-rows-spanned="1">
            <text:p>Testcases generated randomly: 3 TCs, each has a length of 15 time-step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number-columns-repeated="7"/>
          <table:table-cell table:style-name="ce15" table:number-columns-spanned="12" table:number-rows-spanned="1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number-columns-repeated="6" table:style-name="ce1"/>
          <table:covered-table-cell/>
          <table:table-cell table:style-name="ce16" office:value-type="string" calcext:value-type="string" table:number-columns-spanned="3" table:number-rows-spanned="1">
            <text:p>sim [mode 0]</text:p>
          </table:table-cell>
          <table:covered-table-cell table:style-name="ce1"/>
          <table:covered-table-cell table:style-name="ce16"/>
          <table:table-cell table:style-name="ce16" office:value-type="string" calcext:value-type="string" table:number-columns-spanned="3" table:number-rows-spanned="1">
            <text:p>sta [mode 0]</text:p>
          </table:table-cell>
          <table:covered-table-cell table:style-name="ce1"/>
          <table:covered-table-cell table:style-name="ce16"/>
          <table:table-cell table:style-name="ce16" office:value-type="string" calcext:value-type="string" table:number-columns-spanned="3" table:number-rows-spanned="1">
            <text:p>sta [mode 1]</text:p>
          </table:table-cell>
          <table:covered-table-cell table:style-name="ce1"/>
          <table:covered-table-cell table:style-name="ce16"/>
          <table:table-cell table:style-name="ce20" office:value-type="string" calcext:value-type="string" table:number-columns-spanned="3" table:number-rows-spanned="1">
            <text:p>stla [mode 0]</text:p>
          </table:table-cell>
          <table:covered-table-cell table:style-name="ce1"/>
          <table:covered-table-cell table:style-name="ce20"/>
          <table:table-cell table:style-name="ce16" office:value-type="string" calcext:value-type="string" table:number-columns-spanned="3" table:number-rows-spanned="1">
            <text:p>stla [mode 0] re-run</text:p>
          </table:table-cell>
          <table:covered-table-cell table:style-name="ce1"/>
          <table:covered-table-cell table:style-name="ce16"/>
          <table:table-cell table:style-name="ce16" office:value-type="string" calcext:value-type="string" table:number-columns-spanned="3" table:number-rows-spanned="1">
            <text:p>sta[1] no-err-sim</text:p>
          </table:table-cell>
          <table:covered-table-cell table:style-name="ce1"/>
          <table:covered-table-cell table:style-name="ce16"/>
          <table:table-cell table:style-name="ce16" office:value-type="string" calcext:value-type="string" table:number-columns-spanned="3" table:number-rows-spanned="1">
            <text:p>sta[1] F-opt</text:p>
          </table:table-cell>
          <table:covered-table-cell table:style-name="ce1"/>
          <table:covered-table-cell table:style-name="ce16"/>
          <table:table-cell table:style-name="ce16" table:number-columns-spanned="3" table:number-rows-spanned="1"/>
          <table:covered-table-cell table:style-name="ce1"/>
          <table:covered-table-cell table:style-name="ce16"/>
          <table:table-cell table:style-name="ce16" table:number-columns-spanned="3" table:number-rows-spanned="1"/>
          <table:covered-table-cell table:style-name="ce1"/>
          <table:covered-table-cell table:style-name="ce16"/>
          <table:table-cell table:style-name="ce16" table:number-columns-spanned="3" table:number-rows-spanned="1"/>
          <table:covered-table-cell table:style-name="ce1"/>
          <table:covered-table-cell table:style-name="ce16"/>
        </table:table-row>
        <table:table-row table:style-name="ro2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File-name</text:p>
          </table:table-cell>
          <table:table-cell table:style-name="ce7" office:value-type="string" calcext:value-type="string">
            <text:p>variables</text:p>
          </table:table-cell>
          <table:table-cell table:style-name="ce8" office:value-type="string" calcext:value-type="string">
            <text:p>inputs</text:p>
          </table:table-cell>
          <table:table-cell table:style-name="ce8" office:value-type="string" calcext:value-type="string">
            <text:p>latches</text:p>
          </table:table-cell>
          <table:table-cell table:style-name="ce8" office:value-type="string" calcext:value-type="string">
            <text:p>err_latches</text:p>
          </table:table-cell>
          <table:table-cell table:style-name="ce8" office:value-type="string" calcext:value-type="string">
            <text:p>outputs</text:p>
          </table:table-cell>
          <table:table-cell table:style-name="ce10" office:value-type="string" calcext:value-type="string">
            <text:p>AND gates</text:p>
          </table:table-cell>
          <table:table-cell table:style-name="ce8" office:value-type="string" calcext:value-type="string">
            <text:p>CPU-Time</text:p>
          </table:table-cell>
          <table:table-cell table:style-name="ce8" office:value-type="string" calcext:value-type="string">
            <text:p>Real-Time</text:p>
          </table:table-cell>
          <table:table-cell table:style-name="ce17" office:value-type="string" calcext:value-type="string">
            <text:p>vuln. Found</text:p>
          </table:table-cell>
          <table:table-cell table:style-name="ce8" office:value-type="string" calcext:value-type="string">
            <text:p>CPU-Time</text:p>
          </table:table-cell>
          <table:table-cell table:style-name="ce8" office:value-type="string" calcext:value-type="string">
            <text:p>Real-Time</text:p>
          </table:table-cell>
          <table:table-cell table:style-name="ce17" office:value-type="string" calcext:value-type="string">
            <text:p>vuln. Found</text:p>
          </table:table-cell>
          <table:table-cell table:style-name="ce8" office:value-type="string" calcext:value-type="string">
            <text:p>CPU-Time</text:p>
          </table:table-cell>
          <table:table-cell table:style-name="ce8" office:value-type="string" calcext:value-type="string">
            <text:p>Real-Time</text:p>
          </table:table-cell>
          <table:table-cell table:style-name="ce17" office:value-type="string" calcext:value-type="string">
            <text:p>vuln. Found</text:p>
          </table:table-cell>
          <table:table-cell table:style-name="ce8" office:value-type="string" calcext:value-type="string">
            <text:p>CPU-Time</text:p>
          </table:table-cell>
          <table:table-cell table:style-name="ce8" office:value-type="string" calcext:value-type="string">
            <text:p>Real-Time</text:p>
          </table:table-cell>
          <table:table-cell table:style-name="ce10" office:value-type="string" calcext:value-type="string">
            <text:p>vuln. Found</text:p>
          </table:table-cell>
          <table:table-cell table:style-name="ce8" office:value-type="string" calcext:value-type="string">
            <text:p>CPU-Time</text:p>
          </table:table-cell>
          <table:table-cell table:style-name="ce8" office:value-type="string" calcext:value-type="string">
            <text:p>Real-Time</text:p>
          </table:table-cell>
          <table:table-cell table:style-name="ce17" office:value-type="string" calcext:value-type="string">
            <text:p>vuln. Found</text:p>
          </table:table-cell>
          <table:table-cell table:style-name="ce8" office:value-type="string" calcext:value-type="string">
            <text:p>CPU-Time</text:p>
          </table:table-cell>
          <table:table-cell table:style-name="ce8" office:value-type="string" calcext:value-type="string">
            <text:p>Real-Time</text:p>
          </table:table-cell>
          <table:table-cell table:style-name="ce17" office:value-type="string" calcext:value-type="string">
            <text:p>vuln. Found</text:p>
          </table:table-cell>
          <table:table-cell table:style-name="ce8" office:value-type="string" calcext:value-type="string">
            <text:p>CPU-Time</text:p>
          </table:table-cell>
          <table:table-cell table:style-name="ce8" office:value-type="string" calcext:value-type="string">
            <text:p>Real-Time</text:p>
          </table:table-cell>
          <table:table-cell table:style-name="ce17" office:value-type="string" calcext:value-type="string">
            <text:p>vuln. Found</text:p>
          </table:table-cell>
          <table:table-cell table:style-name="ce8" office:value-type="string" calcext:value-type="string">
            <text:p>CPU-Time</text:p>
          </table:table-cell>
          <table:table-cell table:style-name="ce8" office:value-type="string" calcext:value-type="string">
            <text:p>Real-Time</text:p>
          </table:table-cell>
          <table:table-cell table:style-name="ce17" office:value-type="string" calcext:value-type="string">
            <text:p>vuln. Found</text:p>
          </table:table-cell>
          <table:table-cell table:style-name="ce8" office:value-type="string" calcext:value-type="string">
            <text:p>CPU-Time</text:p>
          </table:table-cell>
          <table:table-cell table:style-name="ce8" office:value-type="string" calcext:value-type="string">
            <text:p>Real-Time</text:p>
          </table:table-cell>
          <table:table-cell table:style-name="ce17" office:value-type="string" calcext:value-type="string">
            <text:p>vuln. Found</text:p>
          </table:table-cell>
          <table:table-cell table:style-name="ce8" office:value-type="string" calcext:value-type="string">
            <text:p>CPU-Time</text:p>
          </table:table-cell>
          <table:table-cell table:style-name="ce8" office:value-type="string" calcext:value-type="string">
            <text:p>Real-Time</text:p>
          </table:table-cell>
          <table:table-cell table:style-name="ce17" office:value-type="string" calcext:value-type="string">
            <text:p>vuln. Found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8">
            <text:p>minmax</text:p>
          </table:table-cell>
          <table:table-cell office:value-type="string" calcext:value-type="string">
            <text:p>IWLS_2002_AIG/texas/minmax10_orig.aig</text:p>
          </table:table-cell>
          <table:table-cell office:value-type="float" office:value="467" calcext:value-type="float">
            <text:p>46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424" calcext:value-type="float">
            <text:p>424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51345" calcext:value-type="float">
            <text:p>1.513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28016" calcext:value-type="float">
            <text:p>0.2280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77928" calcext:value-type="float">
            <text:p>0.1779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26388" calcext:value-type="float">
            <text:p>0.12638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238385" calcext:value-type="float">
            <text:p>0.2383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36774" calcext:value-type="float">
            <text:p>0.2367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inmax10_sweep.aig</text:p>
          </table:table-cell>
          <table:table-cell office:value-type="float" office:value="467" calcext:value-type="float">
            <text:p>46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424" calcext:value-type="float">
            <text:p>424</text:p>
          </table:table-cell>
          <table:table-cell office:value-type="float" office:value="0.005135" calcext:value-type="float">
            <text:p>0.0051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49968" calcext:value-type="float">
            <text:p>1.499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46066" calcext:value-type="float">
            <text:p>0.2460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76798" calcext:value-type="float">
            <text:p>0.1767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43534" calcext:value-type="float">
            <text:p>0.1435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40088" calcext:value-type="float">
            <text:p>0.2400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3375" calcext:value-type="float">
            <text:p>0.233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inmax10_synth.aig</text:p>
          </table:table-cell>
          <table:table-cell office:value-type="float" office:value="564" calcext:value-type="float">
            <text:p>56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521" calcext:value-type="float">
            <text:p>521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01616" calcext:value-type="float">
            <text:p>2.016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313547" calcext:value-type="float">
            <text:p>0.3135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4209" calcext:value-type="float">
            <text:p>0.142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68947" calcext:value-type="float">
            <text:p>0.1689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06997" calcext:value-type="float">
            <text:p>0.3069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77537" calcext:value-type="float">
            <text:p>0.27753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inmax12_orig.aig</text:p>
          </table:table-cell>
          <table:table-cell office:value-type="float" office:value="563" calcext:value-type="float">
            <text:p>56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512" calcext:value-type="float">
            <text:p>512</text:p>
          </table:table-cell>
          <table:table-cell office:value-type="float" office:value="0.007151" calcext:value-type="float">
            <text:p>0.0071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30998" calcext:value-type="float">
            <text:p>2.309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28955" calcext:value-type="float">
            <text:p>0.3289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88098" calcext:value-type="float">
            <text:p>0.1880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250973" calcext:value-type="float">
            <text:p>0.2509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43744" calcext:value-type="float">
            <text:p>0.3437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29193" calcext:value-type="float">
            <text:p>0.3291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inmax12_sweep.aig</text:p>
          </table:table-cell>
          <table:table-cell office:value-type="float" office:value="563" calcext:value-type="float">
            <text:p>56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512" calcext:value-type="float">
            <text:p>512</text:p>
          </table:table-cell>
          <table:table-cell office:value-type="float" office:value="0.007196" calcext:value-type="float">
            <text:p>0.0071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712" calcext:value-type="float">
            <text:p>2.27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28221" calcext:value-type="float">
            <text:p>0.3282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88167" calcext:value-type="float">
            <text:p>0.1881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251271" calcext:value-type="float">
            <text:p>0.2512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44846" calcext:value-type="float">
            <text:p>0.3448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28335" calcext:value-type="float">
            <text:p>0.3283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inmax12_synth.aig</text:p>
          </table:table-cell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633" calcext:value-type="float">
            <text:p>633</text:p>
          </table:table-cell>
          <table:table-cell office:value-type="float" office:value="0.008416" calcext:value-type="float">
            <text:p>0.0084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69889" calcext:value-type="float">
            <text:p>2.6988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430668" calcext:value-type="float">
            <text:p>0.4306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00004" calcext:value-type="float">
            <text:p>0.2000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260164" calcext:value-type="float">
            <text:p>0.2601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26753" calcext:value-type="float">
            <text:p>0.42675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40762" calcext:value-type="float">
            <text:p>0.407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inmax20_orig.aig</text:p>
          </table:table-cell>
          <table:table-cell office:value-type="float" office:value="947" calcext:value-type="float">
            <text:p>94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864" calcext:value-type="float">
            <text:p>864</text:p>
          </table:table-cell>
          <table:table-cell office:value-type="float" office:value="0.019172" calcext:value-type="float">
            <text:p>0.01917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.11824" calcext:value-type="float">
            <text:p>7.118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15758" calcext:value-type="float">
            <text:p>1.1575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794629" calcext:value-type="float">
            <text:p>0.7946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71072" calcext:value-type="float">
            <text:p>0.9710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23592" calcext:value-type="float">
            <text:p>1.2359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1163" calcext:value-type="float">
            <text:p>1.116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inmax20_sweep.aig</text:p>
          </table:table-cell>
          <table:table-cell office:value-type="float" office:value="947" calcext:value-type="float">
            <text:p>94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864" calcext:value-type="float">
            <text:p>864</text:p>
          </table:table-cell>
          <table:table-cell office:value-type="float" office:value="0.019347" calcext:value-type="float">
            <text:p>0.01934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81577" calcext:value-type="float">
            <text:p>6.8157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.22416" calcext:value-type="float">
            <text:p>1.224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692889" calcext:value-type="float">
            <text:p>0.6928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597158" calcext:value-type="float">
            <text:p>0.59715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27907" calcext:value-type="float">
            <text:p>1.279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21466" calcext:value-type="float">
            <text:p>1.214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 table:number-columns-spanned="1" table:number-rows-spanned="6">
            <text:p>others</text:p>
          </table:table-cell>
          <table:table-cell office:value-type="string" calcext:value-type="string">
            <text:p>IWLS_2002_AIG/texas/tbk-retime_orig.aig</text:p>
          </table:table-cell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605" calcext:value-type="float">
            <text:p>605</text:p>
          </table:table-cell>
          <table:table-cell office:value-type="float" office:value="0.038156" calcext:value-type="float">
            <text:p>0.038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5977" calcext:value-type="float">
            <text:p>5.059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55497" calcext:value-type="float">
            <text:p>0.7554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629" calcext:value-type="float">
            <text:p>1.576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49642" calcext:value-type="float">
            <text:p>4.496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87058" calcext:value-type="float">
            <text:p>1.87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10194" calcext:value-type="float">
            <text:p>0.7101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tbk-retime_sweep.aig</text:p>
          </table:table-cell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605" calcext:value-type="float">
            <text:p>605</text:p>
          </table:table-cell>
          <table:table-cell office:value-type="float" office:value="0.038244" calcext:value-type="float">
            <text:p>0.038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3469" calcext:value-type="float">
            <text:p>4.834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18936" calcext:value-type="float">
            <text:p>0.7189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33436" calcext:value-type="float">
            <text:p>4.334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06808" calcext:value-type="float">
            <text:p>2.068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02794" calcext:value-type="float">
            <text:p>1.027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33619" calcext:value-type="float">
            <text:p>0.7336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tbk-retime_synth.aig</text:p>
          </table:table-cell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634" calcext:value-type="float">
            <text:p>634</text:p>
          </table:table-cell>
          <table:table-cell office:value-type="float" office:value="0.036391" calcext:value-type="float">
            <text:p>0.0363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95685" calcext:value-type="float">
            <text:p>4.956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63327" calcext:value-type="float">
            <text:p>3.633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9661" calcext:value-type="float">
            <text:p>3.096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82607" calcext:value-type="float">
            <text:p>0.782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56" calcext:value-type="float">
            <text:p>0.9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cbp_32_4_orig.aig</text:p>
          </table:table-cell>
          <table:table-cell office:value-type="float" office:value="401" calcext:value-type="float">
            <text:p>40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336" calcext:value-type="float">
            <text:p>336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0201" calcext:value-type="float">
            <text:p>0.802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47271" calcext:value-type="float">
            <text:p>0.14727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73589" calcext:value-type="float">
            <text:p>0.1735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237842" calcext:value-type="float">
            <text:p>0.2378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61103" calcext:value-type="float">
            <text:p>0.1611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33785" calcext:value-type="float">
            <text:p>0.13378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cbp_32_4_sweep.aig</text:p>
          </table:table-cell>
          <table:table-cell office:value-type="float" office:value="401" calcext:value-type="float">
            <text:p>40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336" calcext:value-type="float">
            <text:p>336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33118" calcext:value-type="float">
            <text:p>0.8331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50772" calcext:value-type="float">
            <text:p>0.1507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76054" calcext:value-type="float">
            <text:p>0.17605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237465" calcext:value-type="float">
            <text:p>0.2374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61196" calcext:value-type="float">
            <text:p>0.1611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35328" calcext:value-type="float">
            <text:p>0.1353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cbp_32_4_synth.aig</text:p>
          </table:table-cell>
          <table:table-cell office:value-type="float" office:value="421" calcext:value-type="float">
            <text:p>42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356" calcext:value-type="float">
            <text:p>356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62119" calcext:value-type="float">
            <text:p>0.8621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51011" calcext:value-type="float">
            <text:p>0.1510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10214" calcext:value-type="float">
            <text:p>1.102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75313" calcext:value-type="float">
            <text:p>0.1753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6784" calcext:value-type="float">
            <text:p>0.1678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41317" calcext:value-type="float">
            <text:p>0.1413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 table:number-columns-spanned="1" table:number-rows-spanned="10">
            <text:p>s838</text:p>
          </table:table-cell>
          <table:table-cell office:value-type="string" calcext:value-type="string">
            <text:p>IWLS_2002_AIG/iscas89/s838.1_orig.aig</text:p>
          </table:table-cell>
          <table:table-cell office:value-type="float" office:value="402" calcext:value-type="float">
            <text:p>40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36" calcext:value-type="float">
            <text:p>336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296" calcext:value-type="float">
            <text:p>2.729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73057" calcext:value-type="float">
            <text:p>0.1730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7664" calcext:value-type="float">
            <text:p>1.776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32154" calcext:value-type="float">
            <text:p>1.3215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219906" calcext:value-type="float">
            <text:p>0.219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9671" calcext:value-type="float">
            <text:p>0.239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iscas89/s838.1_sweep.aig</text:p>
          </table:table-cell>
          <table:table-cell office:value-type="float" office:value="403" calcext:value-type="float">
            <text:p>40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37" calcext:value-type="float">
            <text:p>337</text:p>
          </table:table-cell>
          <table:table-cell office:value-type="float" office:value="0.012498" calcext:value-type="float">
            <text:p>0.0124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68079" calcext:value-type="float">
            <text:p>2.680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167241" calcext:value-type="float">
            <text:p>0.1672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20172" calcext:value-type="float">
            <text:p>1.201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5759" calcext:value-type="float">
            <text:p>1.57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20869" calcext:value-type="float">
            <text:p>0.208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iscas89/s838.1_synth.aig</text:p>
          </table:table-cell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82" calcext:value-type="float">
            <text:p>382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2605" calcext:value-type="float">
            <text:p>2.2260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87899" calcext:value-type="float">
            <text:p>0.18789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90822" calcext:value-type="float">
            <text:p>0.8908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94366" calcext:value-type="float">
            <text:p>1.943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46211" calcext:value-type="float">
            <text:p>0.246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869" calcext:value-type="float">
            <text:p>0.2638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838.1_orig.aig</text:p>
          </table:table-cell>
          <table:table-cell office:value-type="float" office:value="402" calcext:value-type="float">
            <text:p>40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36" calcext:value-type="float">
            <text:p>336</text:p>
          </table:table-cell>
          <table:table-cell office:value-type="float" office:value="0.006849" calcext:value-type="float">
            <text:p>0.00684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1464" calcext:value-type="float">
            <text:p>2.14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182118" calcext:value-type="float">
            <text:p>0.1821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774509" calcext:value-type="float">
            <text:p>0.77450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765802" calcext:value-type="float">
            <text:p>0.7658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21889" calcext:value-type="float">
            <text:p>0.21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858" calcext:value-type="float">
            <text:p>0.2298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838.1_sweep.aig</text:p>
          </table:table-cell>
          <table:table-cell office:value-type="float" office:value="403" calcext:value-type="float">
            <text:p>40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37" calcext:value-type="float">
            <text:p>337</text:p>
          </table:table-cell>
          <table:table-cell office:value-type="float" office:value="0.012582" calcext:value-type="float">
            <text:p>0.0125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21588" calcext:value-type="float">
            <text:p>3.2158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218567" calcext:value-type="float">
            <text:p>0.2185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6953" calcext:value-type="float">
            <text:p>1.69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4526" calcext:value-type="float">
            <text:p>1.245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20028" calcext:value-type="float">
            <text:p>0.220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2242" calcext:value-type="float">
            <text:p>0.2122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838.1_synth.aig</text:p>
          </table:table-cell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82" calcext:value-type="float">
            <text:p>382</text:p>
          </table:table-cell>
          <table:table-cell office:value-type="float" office:value="0.007199" calcext:value-type="float">
            <text:p>0.0071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7612" calcext:value-type="float">
            <text:p>2.276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13549" calcext:value-type="float">
            <text:p>0.2135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0589" calcext:value-type="float">
            <text:p>1.4058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65473" calcext:value-type="float">
            <text:p>1.654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46655" calcext:value-type="float">
            <text:p>0.246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33" calcext:value-type="float">
            <text:p>0.2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s838.1_orig.aig</text:p>
          </table:table-cell>
          <table:table-cell office:value-type="float" office:value="402" calcext:value-type="float">
            <text:p>40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36" calcext:value-type="float">
            <text:p>336</text:p>
          </table:table-cell>
          <table:table-cell office:value-type="float" office:value="0.006871" calcext:value-type="float">
            <text:p>0.00687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7535" calcext:value-type="float">
            <text:p>2.775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08374" calcext:value-type="float">
            <text:p>0.2083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23535" calcext:value-type="float">
            <text:p>1.235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58425" calcext:value-type="float">
            <text:p>1.584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209596" calcext:value-type="float">
            <text:p>0.2095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33928" calcext:value-type="float">
            <text:p>0.2339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s838.1_sweep.aig</text:p>
          </table:table-cell>
          <table:table-cell office:value-type="float" office:value="403" calcext:value-type="float">
            <text:p>40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37" calcext:value-type="float">
            <text:p>337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64506" calcext:value-type="float">
            <text:p>3.645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72379" calcext:value-type="float">
            <text:p>0.1723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04685" calcext:value-type="float">
            <text:p>0.7046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.2116" calcext:value-type="float">
            <text:p>2.21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1907" calcext:value-type="float">
            <text:p>0.190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22556" calcext:value-type="float">
            <text:p>0.225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s838.1_synth.aig</text:p>
          </table:table-cell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82" calcext:value-type="float">
            <text:p>382</text:p>
          </table:table-cell>
          <table:table-cell office:value-type="float" office:value="0.010146" calcext:value-type="float">
            <text:p>0.0101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1896" calcext:value-type="float">
            <text:p>2.2189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15579" calcext:value-type="float">
            <text:p>0.21557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90331" calcext:value-type="float">
            <text:p>1.903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80875" calcext:value-type="float">
            <text:p>1.8087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06841" calcext:value-type="float">
            <text:p>0.2068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5_AIG/s838.aig</text:p>
          </table:table-cell>
          <table:table-cell office:value-type="float" office:value="402" calcext:value-type="float">
            <text:p>40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36" calcext:value-type="float">
            <text:p>336</text:p>
          </table:table-cell>
          <table:table-cell office:value-type="float" office:value="0.010473" calcext:value-type="float">
            <text:p>0.0104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43692" calcext:value-type="float">
            <text:p>4.436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191726" calcext:value-type="float">
            <text:p>0.1917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7159" calcext:value-type="float">
            <text:p>1.071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54618" calcext:value-type="float">
            <text:p>0.7546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199837" calcext:value-type="float">
            <text:p>0.1998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14191" calcext:value-type="float">
            <text:p>0.2141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 table:number-columns-spanned="1" table:number-rows-spanned="10">
            <text:p>s1423</text:p>
          </table:table-cell>
          <table:table-cell office:value-type="string" calcext:value-type="string">
            <text:p>IWLS_2002_AIG/iscas89/s1423_orig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462" calcext:value-type="float">
            <text:p>462</text:p>
          </table:table-cell>
          <table:table-cell office:value-type="float" office:value="0.04516" calcext:value-type="float">
            <text:p>0.045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1625" calcext:value-type="float">
            <text:p>5.616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26098" calcext:value-type="float">
            <text:p>0.9260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16809" calcext:value-type="float">
            <text:p>6.1680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.28819" calcext:value-type="float">
            <text:p>7.288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08651" calcext:value-type="float">
            <text:p>0.90865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21894" calcext:value-type="float">
            <text:p>0.9218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iscas89/s1423_sweep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462" calcext:value-type="float">
            <text:p>462</text:p>
          </table:table-cell>
          <table:table-cell office:value-type="float" office:value="0.044737" calcext:value-type="float">
            <text:p>0.0447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9664" calcext:value-type="float">
            <text:p>5.6966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0688" calcext:value-type="float">
            <text:p>1.506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56" calcext:value-type="float">
            <text:p>10.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.41185" calcext:value-type="float">
            <text:p>4.411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867703" calcext:value-type="float">
            <text:p>0.8677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945567" calcext:value-type="float">
            <text:p>0.9455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iscas89/s1423_synth.aig</text:p>
          </table:table-cell>
          <table:table-cell office:value-type="float" office:value="728" calcext:value-type="float">
            <text:p>7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637" calcext:value-type="float">
            <text:p>637</text:p>
          </table:table-cell>
          <table:table-cell office:value-type="float" office:value="0.053261" calcext:value-type="float">
            <text:p>0.05326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35976" calcext:value-type="float">
            <text:p>7.359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21404" calcext:value-type="float">
            <text:p>1.2140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.68558" calcext:value-type="float">
            <text:p>3.685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.98807" calcext:value-type="float">
            <text:p>3.9880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23125" calcext:value-type="float">
            <text:p>1.231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29592" calcext:value-type="float">
            <text:p>1.295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1423_orig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462" calcext:value-type="float">
            <text:p>462</text:p>
          </table:table-cell>
          <table:table-cell office:value-type="float" office:value="0.045428" calcext:value-type="float">
            <text:p>0.0454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93144" calcext:value-type="float">
            <text:p>5.9314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888289" calcext:value-type="float">
            <text:p>0.8882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75815" calcext:value-type="float">
            <text:p>4.758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.1173" calcext:value-type="float">
            <text:p>11.117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850115" calcext:value-type="float">
            <text:p>0.8501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12034" calcext:value-type="float">
            <text:p>1.120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1423_sweep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462" calcext:value-type="float">
            <text:p>462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97535" calcext:value-type="float">
            <text:p>5.975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889939" calcext:value-type="float">
            <text:p>0.8899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63435" calcext:value-type="float">
            <text:p>3.634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83579" calcext:value-type="float">
            <text:p>4.8357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8587" calcext:value-type="float">
            <text:p>0.85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17004" calcext:value-type="float">
            <text:p>0.9170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1423_synth.aig</text:p>
          </table:table-cell>
          <table:table-cell office:value-type="float" office:value="728" calcext:value-type="float">
            <text:p>7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637" calcext:value-type="float">
            <text:p>637</text:p>
          </table:table-cell>
          <table:table-cell office:value-type="float" office:value="0.054485" calcext:value-type="float">
            <text:p>0.0544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33385" calcext:value-type="float">
            <text:p>7.333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21251" calcext:value-type="float">
            <text:p>1.212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79975" calcext:value-type="float">
            <text:p>3.799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32774" calcext:value-type="float">
            <text:p>3.3277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32478" calcext:value-type="float">
            <text:p>1.324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17355" calcext:value-type="float">
            <text:p>1.173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s1423_orig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462" calcext:value-type="float">
            <text:p>462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8473" calcext:value-type="float">
            <text:p>5.684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37198" calcext:value-type="float">
            <text:p>0.9371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.1287" calcext:value-type="float">
            <text:p>34.128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.21004" calcext:value-type="float">
            <text:p>4.210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964877" calcext:value-type="float">
            <text:p>0.96487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81178" calcext:value-type="float">
            <text:p>0.8811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s1423_sweep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462" calcext:value-type="float">
            <text:p>462</text:p>
          </table:table-cell>
          <table:table-cell office:value-type="float" office:value="0.045201" calcext:value-type="float">
            <text:p>0.0452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56996" calcext:value-type="float">
            <text:p>5.569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891617" calcext:value-type="float">
            <text:p>0.8916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30209" calcext:value-type="float">
            <text:p>6.302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.49696" calcext:value-type="float">
            <text:p>3.4969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866104" calcext:value-type="float">
            <text:p>0.8661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83132" calcext:value-type="float">
            <text:p>0.8831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s1423_synth.aig</text:p>
          </table:table-cell>
          <table:table-cell office:value-type="float" office:value="728" calcext:value-type="float">
            <text:p>7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637" calcext:value-type="float">
            <text:p>637</text:p>
          </table:table-cell>
          <table:table-cell office:value-type="float" office:value="0.053304" calcext:value-type="float">
            <text:p>0.0533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61704" calcext:value-type="float">
            <text:p>7.617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20926" calcext:value-type="float">
            <text:p>1.209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47647" calcext:value-type="float">
            <text:p>6.4764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.9927" calcext:value-type="float">
            <text:p>24.992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18587" calcext:value-type="float">
            <text:p>1.1858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19332" calcext:value-type="float">
            <text:p>1.193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5_AIG/s1423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462" calcext:value-type="float">
            <text:p>462</text:p>
          </table:table-cell>
          <table:table-cell office:value-type="float" office:value="0.045569" calcext:value-type="float">
            <text:p>0.0455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2671" calcext:value-type="float">
            <text:p>5.6267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890164" calcext:value-type="float">
            <text:p>0.8901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9225" calcext:value-type="float">
            <text:p>3.392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.63844" calcext:value-type="float">
            <text:p>5.638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64184" calcext:value-type="float">
            <text:p>0.8641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888583" calcext:value-type="float">
            <text:p>0.8885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 table:number-columns-spanned="1" table:number-rows-spanned="3">
            <text:p>others</text:p>
          </table:table-cell>
          <table:table-cell office:value-type="string" calcext:value-type="string">
            <text:p>IWLS_2005_AIG/ss_pcm.aig</text:p>
          </table:table-cell>
          <table:table-cell office:value-type="float" office:value="511" calcext:value-type="float">
            <text:p>511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405" calcext:value-type="float">
            <text:p>405</text:p>
          </table:table-cell>
          <table:table-cell office:value-type="float" office:value="0.050259" calcext:value-type="float">
            <text:p>0.05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.77709" calcext:value-type="float">
            <text:p>8.7770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.28169" calcext:value-type="float">
            <text:p>1.281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.00607" calcext:value-type="float">
            <text:p>7.0060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.54869" calcext:value-type="float">
            <text:p>5.5486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.25641" calcext:value-type="float">
            <text:p>1.2564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.08283" calcext:value-type="float">
            <text:p>1.0828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5_AIG/usb_phy.aig</text:p>
          </table:table-cell>
          <table:table-cell office:value-type="float" office:value="572" calcext:value-type="float">
            <text:p>572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459" calcext:value-type="float">
            <text:p>459</text:p>
          </table:table-cell>
          <table:table-cell office:value-type="float" office:value="0.051989" calcext:value-type="float">
            <text:p>0.05198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63176" calcext:value-type="float">
            <text:p>7.6317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.26774" calcext:value-type="float">
            <text:p>1.2677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72069" calcext:value-type="float">
            <text:p>4.7206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.65333" calcext:value-type="float">
            <text:p>5.6533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.21945" calcext:value-type="float">
            <text:p>1.2194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.28976" calcext:value-type="float">
            <text:p>1.289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5_AIG/sasc.aig</text:p>
          </table:table-cell>
          <table:table-cell office:value-type="float" office:value="906" calcext:value-type="float">
            <text:p>906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773" calcext:value-type="float">
            <text:p>773</text:p>
          </table:table-cell>
          <table:table-cell office:value-type="float" office:value="0.074849" calcext:value-type="float">
            <text:p>0.0748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.526" calcext:value-type="float">
            <text:p>14.52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.88238" calcext:value-type="float">
            <text:p>2.8823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.93621" calcext:value-type="float">
            <text:p>4.9362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.1327" calcext:value-type="float">
            <text:p>6.132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.51744" calcext:value-type="float">
            <text:p>4.5174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.53409" calcext:value-type="float">
            <text:p>2.5340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 table:number-columns-spanned="1" table:number-rows-spanned="18">
            <text:p>mult</text:p>
          </table:table-cell>
          <table:table-cell office:value-type="string" calcext:value-type="string">
            <text:p>IWLS_2002_AIG/LGSynth91/smlexamples/mult16b_orig.aig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81" calcext:value-type="float">
            <text:p>181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.986" calcext:value-type="float">
            <text:p>19.98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08116" calcext:value-type="float">
            <text:p>0.5081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03055" calcext:value-type="float">
            <text:p>0.5030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39687" calcext:value-type="float">
            <text:p>0.539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464907" calcext:value-type="float">
            <text:p>0.46490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10541" calcext:value-type="float">
            <text:p>0.51054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16b_sweep.aig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81" calcext:value-type="float">
            <text:p>181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.9116" calcext:value-type="float">
            <text:p>24.91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568877" calcext:value-type="float">
            <text:p>0.56887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04021" calcext:value-type="float">
            <text:p>0.5040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42216" calcext:value-type="float">
            <text:p>0.5422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499193" calcext:value-type="float">
            <text:p>0.49919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28875" calcext:value-type="float">
            <text:p>0.52887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16b_synth.aig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51" calcext:value-type="float">
            <text:p>151</text:p>
          </table:table-cell>
          <table:table-cell office:value-type="float" office:value="0.001722" calcext:value-type="float">
            <text:p>0.0017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.72078" calcext:value-type="float">
            <text:p>5.720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19191" calcext:value-type="float">
            <text:p>1.1919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62808" calcext:value-type="float">
            <text:p>0.628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431474" calcext:value-type="float">
            <text:p>0.4314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30807" calcext:value-type="float">
            <text:p>1.3080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775332" calcext:value-type="float">
            <text:p>0.7753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ult16b_orig.aig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81" calcext:value-type="float">
            <text:p>181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.704" calcext:value-type="float">
            <text:p>10.70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86246" calcext:value-type="float">
            <text:p>0.5862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93099" calcext:value-type="float">
            <text:p>0.59309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82808" calcext:value-type="float">
            <text:p>0.58280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4761" calcext:value-type="float">
            <text:p>0.5476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487046" calcext:value-type="float">
            <text:p>0.4870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ult16b_sweep.aig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81" calcext:value-type="float">
            <text:p>181</text:p>
          </table:table-cell>
          <table:table-cell office:value-type="float" office:value="0.001826" calcext:value-type="float">
            <text:p>0.0018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.0447" calcext:value-type="float">
            <text:p>11.044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471845" calcext:value-type="float">
            <text:p>0.4718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95139" calcext:value-type="float">
            <text:p>0.5951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757201" calcext:value-type="float">
            <text:p>0.75720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48767" calcext:value-type="float">
            <text:p>0.54876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16217" calcext:value-type="float">
            <text:p>0.5162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ult16b_synth.aig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51" calcext:value-type="float">
            <text:p>151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84485" calcext:value-type="float">
            <text:p>4.844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747019" calcext:value-type="float">
            <text:p>0.7470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462132" calcext:value-type="float">
            <text:p>0.4621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638815" calcext:value-type="float">
            <text:p>0.6388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3888" calcext:value-type="float">
            <text:p>0.8388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04134" calcext:value-type="float">
            <text:p>1.041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a_orig.aig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02" calcext:value-type="float">
            <text:p>502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0577" calcext:value-type="float">
            <text:p>8.405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610406" calcext:value-type="float">
            <text:p>0.6104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45676" calcext:value-type="float">
            <text:p>1.456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38382" calcext:value-type="float">
            <text:p>1.383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565821" calcext:value-type="float">
            <text:p>0.5658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534457" calcext:value-type="float">
            <text:p>0.5344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a_sweep.aig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02" calcext:value-type="float">
            <text:p>502</text:p>
          </table:table-cell>
          <table:table-cell office:value-type="float" office:value="0.009658" calcext:value-type="float">
            <text:p>0.0096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5196" calcext:value-type="float">
            <text:p>8.451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609397" calcext:value-type="float">
            <text:p>0.6093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51926" calcext:value-type="float">
            <text:p>1.519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0747" calcext:value-type="float">
            <text:p>1.107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66269" calcext:value-type="float">
            <text:p>0.5662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22087" calcext:value-type="float">
            <text:p>0.5220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a_synth.aig</text:p>
          </table:table-cell>
          <table:table-cell office:value-type="float" office:value="410" calcext:value-type="float">
            <text:p>41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45" calcext:value-type="float">
            <text:p>34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42792" calcext:value-type="float">
            <text:p>5.427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464026" calcext:value-type="float">
            <text:p>0.4640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13397" calcext:value-type="float">
            <text:p>1.133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59454" calcext:value-type="float">
            <text:p>1.594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09947" calcext:value-type="float">
            <text:p>0.5099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416468" calcext:value-type="float">
            <text:p>0.41646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ult32a_orig.aig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02" calcext:value-type="float">
            <text:p>502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.1056" calcext:value-type="float">
            <text:p>13.10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601842" calcext:value-type="float">
            <text:p>0.6018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175" calcext:value-type="float">
            <text:p>1.61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.3903" calcext:value-type="float">
            <text:p>12.390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705692" calcext:value-type="float">
            <text:p>0.7056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46068" calcext:value-type="float">
            <text:p>0.5460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ult32a_sweep.aig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02" calcext:value-type="float">
            <text:p>502</text:p>
          </table:table-cell>
          <table:table-cell office:value-type="float" office:value="0.009556" calcext:value-type="float">
            <text:p>0.0095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.69464" calcext:value-type="float">
            <text:p>7.694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676218" calcext:value-type="float">
            <text:p>0.6762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8157" calcext:value-type="float">
            <text:p>1.181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688514" calcext:value-type="float">
            <text:p>0.6885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45708" calcext:value-type="float">
            <text:p>0.5457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ult32a_synth.aig</text:p>
          </table:table-cell>
          <table:table-cell office:value-type="float" office:value="410" calcext:value-type="float">
            <text:p>41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45" calcext:value-type="float">
            <text:p>345</text:p>
          </table:table-cell>
          <table:table-cell office:value-type="float" office:value="0.007672" calcext:value-type="float">
            <text:p>0.007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25533" calcext:value-type="float">
            <text:p>0.5255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17346" calcext:value-type="float">
            <text:p>1.173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46969" calcext:value-type="float">
            <text:p>1.469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0667" calcext:value-type="float">
            <text:p>0.3706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457964" calcext:value-type="float">
            <text:p>0.4579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ult32b_sweep.aig</text:p>
          </table:table-cell>
          <table:table-cell office:value-type="float" office:value="458" calcext:value-type="float">
            <text:p>45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65" calcext:value-type="float">
            <text:p>365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.6228" calcext:value-type="float">
            <text:p>26.62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.29887" calcext:value-type="float">
            <text:p>1.298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.12352" calcext:value-type="float">
            <text:p>2.1235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.14276" calcext:value-type="float">
            <text:p>3.1427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.51507" calcext:value-type="float">
            <text:p>1.5150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.04419" calcext:value-type="float">
            <text:p>4.044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ult32b_synth.aig</text:p>
          </table:table-cell>
          <table:table-cell office:value-type="float" office:value="398" calcext:value-type="float">
            <text:p>39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05" calcext:value-type="float">
            <text:p>305</text:p>
          </table:table-cell>
          <table:table-cell office:value-type="float" office:value="0.008578" calcext:value-type="float">
            <text:p>0.0085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.9467" calcext:value-type="float">
            <text:p>26.946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81045" calcext:value-type="float">
            <text:p>1.8104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11756" calcext:value-type="float">
            <text:p>2.117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23942" calcext:value-type="float">
            <text:p>2.2394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27531" calcext:value-type="float">
            <text:p>2.2753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16433" calcext:value-type="float">
            <text:p>2.1643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b_sweep.aig</text:p>
          </table:table-cell>
          <table:table-cell office:value-type="float" office:value="458" calcext:value-type="float">
            <text:p>45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65" calcext:value-type="float">
            <text:p>365</text:p>
          </table:table-cell>
          <table:table-cell office:value-type="float" office:value="0.009121" calcext:value-type="float">
            <text:p>0.0091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.9657" calcext:value-type="float">
            <text:p>36.965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.80418" calcext:value-type="float">
            <text:p>1.804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15874" calcext:value-type="float">
            <text:p>2.1587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62738" calcext:value-type="float">
            <text:p>2.6273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.6936" calcext:value-type="float">
            <text:p>1.693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.33092" calcext:value-type="float">
            <text:p>1.3309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b_synth.aig</text:p>
          </table:table-cell>
          <table:table-cell office:value-type="float" office:value="398" calcext:value-type="float">
            <text:p>39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05" calcext:value-type="float">
            <text:p>305</text:p>
          </table:table-cell>
          <table:table-cell office:value-type="float" office:value="0.008723" calcext:value-type="float">
            <text:p>0.0087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.9034" calcext:value-type="float">
            <text:p>37.903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.07943" calcext:value-type="float">
            <text:p>3.0794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.11023" calcext:value-type="float">
            <text:p>2.1102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32304" calcext:value-type="float">
            <text:p>2.323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.97077" calcext:value-type="float">
            <text:p>1.9707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.9341" calcext:value-type="float">
            <text:p>1.934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b_orig.aig</text:p>
          </table:table-cell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66" calcext:value-type="float">
            <text:p>366</text:p>
          </table:table-cell>
          <table:table-cell office:value-type="float" office:value="0.010733" calcext:value-type="float">
            <text:p>0.0107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3.9956" calcext:value-type="float">
            <text:p>33.995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.08198" calcext:value-type="float">
            <text:p>2.0819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.82664" calcext:value-type="float">
            <text:p>2.8266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.46213" calcext:value-type="float">
            <text:p>1.4621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.5794" calcext:value-type="float">
            <text:p>1.579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3">
          <table:covered-table-cell table:style-name="ce1"/>
          <table:table-cell office:value-type="string" calcext:value-type="string">
            <text:p>IWLS_2002_AIG/texas/mult32b_orig.aig</text:p>
          </table:table-cell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66" calcext:value-type="float">
            <text:p>366</text:p>
          </table:table-cell>
          <table:table-cell office:value-type="float" office:value="0.010551" calcext:value-type="float">
            <text:p>0.0105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.1224" calcext:value-type="float">
            <text:p>34.12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.70264" calcext:value-type="float">
            <text:p>1.7026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74602" calcext:value-type="float">
            <text:p>2.7460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48811" calcext:value-type="float">
            <text:p>2.4881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.54356" calcext:value-type="float">
            <text:p>1.5435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.85835" calcext:value-type="float">
            <text:p>1.8583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11"/>
          <table:table-cell table:number-columns-repeated="30"/>
        </table:table-row>
        <table:table-row table:style-name="ro3">
          <table:table-cell table:number-columns-repeated="7"/>
          <table:table-cell table:style-name="ce11"/>
          <table:table-cell table:number-columns-repeated="30"/>
        </table:table-row>
        <table:table-row table:style-name="ro1">
          <table:table-cell table:number-columns-repeated="7"/>
          <table:table-cell table:style-name="ce12" office:value-type="string" calcext:value-type="string">
            <text:p>SUM:</text:p>
          </table:table-cell>
          <table:table-cell table:style-name="ce1" table:formula="of:=SUM([.I6:.I61])" office:value-type="float" office:value="1.067857" calcext:value-type="float">
            <text:p>1.067857</text:p>
          </table:table-cell>
          <table:table-cell table:style-name="ce1" table:formula="of:=SUM([.J6:.J61])" office:value-type="float" office:value="1" calcext:value-type="float">
            <text:p>1</text:p>
          </table:table-cell>
          <table:table-cell table:style-name="ce19"/>
          <table:table-cell table:style-name="ce1" table:formula="of:=SUM([.L6:.L61])" office:value-type="float" office:value="494.617857" calcext:value-type="float">
            <text:p>494.617857</text:p>
          </table:table-cell>
          <table:table-cell table:style-name="ce1" table:formula="of:=SUM([.M6:.M61])" office:value-type="float" office:value="496" calcext:value-type="float">
            <text:p>496</text:p>
          </table:table-cell>
          <table:table-cell table:style-name="ce19"/>
          <table:table-cell table:style-name="ce1" table:formula="of:=SUM([.O6:.O61])" office:value-type="float" office:value="44.446435" calcext:value-type="float">
            <text:p>44.446435</text:p>
          </table:table-cell>
          <table:table-cell table:style-name="ce1" table:formula="of:=SUM([.P6:.P61])" office:value-type="float" office:value="45" calcext:value-type="float">
            <text:p>45</text:p>
          </table:table-cell>
          <table:table-cell table:style-name="ce19"/>
          <table:table-cell table:style-name="ce1" table:formula="of:=SUM([.R6:.R61])" office:value-type="float" office:value="151.048638" calcext:value-type="float">
            <text:p>151.048638</text:p>
          </table:table-cell>
          <table:table-cell table:style-name="ce1" table:formula="of:=SUM([.S6:.S61])" office:value-type="float" office:value="150" calcext:value-type="float">
            <text:p>150</text:p>
          </table:table-cell>
          <table:table-cell table:number-columns-repeated="19"/>
        </table:table-row>
        <table:table-row table:style-name="ro3">
          <table:table-cell table:number-columns-repeated="7"/>
          <table:table-cell table:style-name="ce11"/>
          <table:table-cell table:number-columns-repeated="30"/>
        </table:table-row>
        <table:table-row table:style-name="ro1">
          <table:table-cell/>
          <table:table-cell table:style-name="ce4" office:value-type="string" calcext:value-type="string" table:number-columns-spanned="7" table:number-rows-spanned="2">
            <text:p>Execution Time of the first 4 modes:</text:p>
          </table:table-cell>
          <table:covered-table-cell table:style-name="ce4"/>
          <table:covered-table-cell table:number-columns-repeated="4"/>
          <table:covered-table-cell table:style-name="ce11"/>
          <table:table-cell table:number-columns-repeated="30"/>
        </table:table-row>
        <table:table-row table:style-name="ro1">
          <table:table-cell/>
          <table:covered-table-cell table:number-columns-repeated="6"/>
          <table:covered-table-cell table:style-name="ce11"/>
          <table:table-cell table:number-columns-repeated="30"/>
        </table:table-row>
        <table:table-row table:style-name="ro3" table:number-rows-repeated="97">
          <table:table-cell table:number-columns-repeated="7"/>
          <table:table-cell table:style-name="ce11"/>
          <table:table-cell table:number-columns-repeated="30"/>
        </table:table-row>
        <table:table-row table:style-name="ro1">
          <table:table-cell/>
          <table:table-cell table:style-name="ce5" office:value-type="string" calcext:value-type="string" table:number-columns-spanned="22" table:number-rows-spanned="2">
            <text:p>The Symbolic-Time-Analysis (STA) normally simulates the circuit with and without flip and immediately skips if there is a different output but no alarm signal raised. <text:s/>The following chart shows the result with and without this error-simulation</text:p>
          </table:table-cell>
          <table:covered-table-cell table:number-columns-repeated="5"/>
          <table:covered-table-cell table:style-name="ce11"/>
          <table:covered-table-cell table:number-columns-repeated="15"/>
          <table:table-cell table:number-columns-repeated="15"/>
        </table:table-row>
        <table:table-row table:style-name="ro4">
          <table:table-cell/>
          <table:covered-table-cell table:number-columns-repeated="6"/>
          <table:covered-table-cell table:style-name="ce11"/>
          <table:covered-table-cell table:number-columns-repeated="15"/>
          <table:table-cell table:number-columns-repeated="15"/>
        </table:table-row>
        <table:table-row table:style-name="ro3" table:number-rows-repeated="38">
          <table:table-cell table:number-columns-repeated="7"/>
          <table:table-cell table:style-name="ce11"/>
          <table:table-cell table:number-columns-repeated="30"/>
        </table:table-row>
        <table:table-row table:style-name="ro5">
          <table:table-cell/>
          <table:table-cell table:style-name="ce6" office:value-type="string" calcext:value-type="string">
            <text:p>TODO: Test this also with bigger benchmarks</text:p>
          </table:table-cell>
          <table:table-cell table:number-columns-repeated="5"/>
          <table:table-cell table:style-name="ce11"/>
          <table:table-cell table:number-columns-repeated="30"/>
        </table:table-row>
        <table:table-row table:style-name="ro3" table:number-rows-repeated="111">
          <table:table-cell table:number-columns-repeated="7"/>
          <table:table-cell table:style-name="ce11"/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1"/>
        </table:table-row>
        <table:table-row table:style-name="ro1" table:number-rows-repeated="1048258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17:07:05.003019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3:17:13.553068728</meta:creation-date>
    <dc:date>2015-08-27T16:31:19.434150616</dc:date>
    <meta:editing-duration>PT3H8M26S</meta:editing-duration>
    <meta:editing-cycles>14</meta:editing-cycles>
    <meta:generator>LibreOffice/4.4.2.2$Linux_X86_64 LibreOffice_project/40m0$Build-2</meta:generator>
    <meta:document-statistic meta:table-count="1" meta:cell-count="16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43cm" svg:height="19.179cm" xlink:href=".." xlink:type="simple" chart:class="chart:line" chart:style-name="ch1">
        <chart:title svg:x="12.835cm" svg:y="0.519cm" chart:style-name="ch2">
          <text:p>Execution time of the first 4 modes</text:p>
        </chart:title>
        <chart:legend chart:legend-position="start" svg:x="0.21cm" svg:y="8.543cm" style:legend-expansion="high" chart:style-name="ch3"/>
        <chart:plot-area chart:style-name="ch4" table:cell-range-address="Sheet1.B6:Sheet1.B60 Sheet1.I4:Sheet1.I4 Sheet1.I6:Sheet1.I60 Sheet1.L4:Sheet1.L4 Sheet1.L6:Sheet1.L60 Sheet1.O4:Sheet1.O4 Sheet1.O6:Sheet1.O60 Sheet1.R4:Sheet1.R4 Sheet1.R6:Sheet1.R60" chart:data-source-has-labels="both" svg:x="-0.04cm" svg:y="1.504cm" svg:width="32.781cm" svg:height="17.08cm">
          <chartooo:coordinate-region svg:x="4.704cm" svg:y="1.703cm" svg:width="27.896cm" svg:height="9.578cm"/>
          <chart:axis chart:dimension="x" chart:name="primary-x" chart:style-name="ch5" chartooo:axis-type="auto">
            <chartooo:date-scale/>
            <chart:categories table:cell-range-address="Sheet1.B6:Sheet1.B60"/>
            <chart:grid chart:style-name="ch6" chart:class="major"/>
          </chart:axis>
          <chart:axis chart:dimension="y" chart:name="primary-y" chart:style-name="ch5">
            <chart:title svg:x="2.534cm" svg:y="2.765cm" chart:style-name="ch7">
              <text:p>time [s]</text:p>
            </chart:title>
            <chart:grid chart:style-name="ch6" chart:class="major"/>
          </chart:axis>
          <chart:series chart:style-name="ch8" chart:values-cell-range-address="Sheet1.I6:Sheet1.I60" chart:label-cell-address="Sheet1.I4:Sheet1.I4" chart:class="chart:line">
            <chart:data-point chart:repeated="55"/>
          </chart:series>
          <chart:series chart:style-name="ch9" chart:values-cell-range-address="Sheet1.L6:Sheet1.L60" chart:label-cell-address="Sheet1.L4:Sheet1.L4" chart:class="chart:line">
            <chart:data-point chart:repeated="55"/>
          </chart:series>
          <chart:series chart:style-name="ch10" chart:values-cell-range-address="Sheet1.O6:Sheet1.O60" chart:label-cell-address="Sheet1.O4:Sheet1.O4" chart:class="chart:line">
            <chart:data-point chart:repeated="55"/>
          </chart:series>
          <chart:series chart:style-name="ch11" chart:values-cell-range-address="Sheet1.R6:Sheet1.R60" chart:label-cell-address="Sheet1.R4:Sheet1.R4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 [mode 0]</text:p>
                <draw:g>
                  <svg:desc>Sheet1.I4:Sheet1.I4</svg:desc>
                </draw:g>
              </table:table-cell>
              <table:table-cell office:value-type="string">
                <text:p>sta [mode 0]</text:p>
                <draw:g>
                  <svg:desc>Sheet1.L4:Sheet1.L4</svg:desc>
                </draw:g>
              </table:table-cell>
              <table:table-cell office:value-type="string">
                <text:p>sta [mode 1]</text:p>
                <draw:g>
                  <svg:desc>Sheet1.O4:Sheet1.O4</svg:desc>
                </draw:g>
              </table:table-cell>
              <table:table-cell office:value-type="string">
                <text:p>stla [mode 0]</text:p>
                <draw:g>
                  <svg:desc>Sheet1.R4:Sheet1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WLS_2002_AIG/texas/minmax10_orig.aig</text:p>
                <draw:g>
                  <svg:desc>Sheet1.B6:Sheet1.B60</svg:desc>
                </draw:g>
              </table:table-cell>
              <table:table-cell office:value-type="float" office:value="0.005222">
                <text:p>0.005222</text:p>
                <draw:g>
                  <svg:desc>Sheet1.I6:Sheet1.I60</svg:desc>
                </draw:g>
              </table:table-cell>
              <table:table-cell office:value-type="float" office:value="1.51345">
                <text:p>1.51345</text:p>
                <draw:g>
                  <svg:desc>Sheet1.L6:Sheet1.L60</svg:desc>
                </draw:g>
              </table:table-cell>
              <table:table-cell office:value-type="float" office:value="0.228016">
                <text:p>0.228016</text:p>
                <draw:g>
                  <svg:desc>Sheet1.O6:Sheet1.O60</svg:desc>
                </draw:g>
              </table:table-cell>
              <table:table-cell office:value-type="float" office:value="0.177928">
                <text:p>0.177928</text:p>
                <draw:g>
                  <svg:desc>Sheet1.R6:Sheet1.R60</svg:desc>
                </draw:g>
              </table:table-cell>
            </table:table-row>
            <table:table-row>
              <table:table-cell office:value-type="string">
                <text:p>IWLS_2002_AIG/texas/minmax10_sweep.aig</text:p>
              </table:table-cell>
              <table:table-cell office:value-type="float" office:value="0.005135">
                <text:p>0.005135</text:p>
              </table:table-cell>
              <table:table-cell office:value-type="float" office:value="1.49968">
                <text:p>1.49968</text:p>
              </table:table-cell>
              <table:table-cell office:value-type="float" office:value="0.246066">
                <text:p>0.246066</text:p>
              </table:table-cell>
              <table:table-cell office:value-type="float" office:value="0.176798">
                <text:p>0.176798</text:p>
              </table:table-cell>
            </table:table-row>
            <table:table-row>
              <table:table-cell office:value-type="string">
                <text:p>IWLS_2002_AIG/texas/minmax10_synth.aig</text:p>
              </table:table-cell>
              <table:table-cell office:value-type="float" office:value="0.005796">
                <text:p>0.005796</text:p>
              </table:table-cell>
              <table:table-cell office:value-type="float" office:value="2.01616">
                <text:p>2.01616</text:p>
              </table:table-cell>
              <table:table-cell office:value-type="float" office:value="0.313547">
                <text:p>0.313547</text:p>
              </table:table-cell>
              <table:table-cell office:value-type="float" office:value="0.14209">
                <text:p>0.14209</text:p>
              </table:table-cell>
            </table:table-row>
            <table:table-row>
              <table:table-cell office:value-type="string">
                <text:p>IWLS_2002_AIG/texas/minmax12_orig.aig</text:p>
              </table:table-cell>
              <table:table-cell office:value-type="float" office:value="0.007151">
                <text:p>0.007151</text:p>
              </table:table-cell>
              <table:table-cell office:value-type="float" office:value="2.30998">
                <text:p>2.30998</text:p>
              </table:table-cell>
              <table:table-cell office:value-type="float" office:value="0.328955">
                <text:p>0.328955</text:p>
              </table:table-cell>
              <table:table-cell office:value-type="float" office:value="0.188098">
                <text:p>0.188098</text:p>
              </table:table-cell>
            </table:table-row>
            <table:table-row>
              <table:table-cell office:value-type="string">
                <text:p>IWLS_2002_AIG/texas/minmax12_sweep.aig</text:p>
              </table:table-cell>
              <table:table-cell office:value-type="float" office:value="0.007196">
                <text:p>0.007196</text:p>
              </table:table-cell>
              <table:table-cell office:value-type="float" office:value="2.2712">
                <text:p>2.2712</text:p>
              </table:table-cell>
              <table:table-cell office:value-type="float" office:value="0.328221">
                <text:p>0.328221</text:p>
              </table:table-cell>
              <table:table-cell office:value-type="float" office:value="0.188167">
                <text:p>0.188167</text:p>
              </table:table-cell>
            </table:table-row>
            <table:table-row>
              <table:table-cell office:value-type="string">
                <text:p>IWLS_2002_AIG/texas/minmax12_synth.aig</text:p>
              </table:table-cell>
              <table:table-cell office:value-type="float" office:value="0.008416">
                <text:p>0.008416</text:p>
              </table:table-cell>
              <table:table-cell office:value-type="float" office:value="2.69889">
                <text:p>2.69889</text:p>
              </table:table-cell>
              <table:table-cell office:value-type="float" office:value="0.430668">
                <text:p>0.430668</text:p>
              </table:table-cell>
              <table:table-cell office:value-type="float" office:value="0.200004">
                <text:p>0.200004</text:p>
              </table:table-cell>
            </table:table-row>
            <table:table-row>
              <table:table-cell office:value-type="string">
                <text:p>IWLS_2002_AIG/texas/minmax20_orig.aig</text:p>
              </table:table-cell>
              <table:table-cell office:value-type="float" office:value="0.019172">
                <text:p>0.019172</text:p>
              </table:table-cell>
              <table:table-cell office:value-type="float" office:value="7.11824">
                <text:p>7.11824</text:p>
              </table:table-cell>
              <table:table-cell office:value-type="float" office:value="1.15758">
                <text:p>1.15758</text:p>
              </table:table-cell>
              <table:table-cell office:value-type="float" office:value="0.794629">
                <text:p>0.794629</text:p>
              </table:table-cell>
            </table:table-row>
            <table:table-row>
              <table:table-cell office:value-type="string">
                <text:p>IWLS_2002_AIG/texas/minmax20_sweep.aig</text:p>
              </table:table-cell>
              <table:table-cell office:value-type="float" office:value="0.019347">
                <text:p>0.019347</text:p>
              </table:table-cell>
              <table:table-cell office:value-type="float" office:value="6.81577">
                <text:p>6.81577</text:p>
              </table:table-cell>
              <table:table-cell office:value-type="float" office:value="1.22416">
                <text:p>1.22416</text:p>
              </table:table-cell>
              <table:table-cell office:value-type="float" office:value="0.692889">
                <text:p>0.692889</text:p>
              </table:table-cell>
            </table:table-row>
            <table:table-row>
              <table:table-cell office:value-type="string">
                <text:p>IWLS_2002_AIG/texas/tbk-retime_orig.aig</text:p>
              </table:table-cell>
              <table:table-cell office:value-type="float" office:value="0.038156">
                <text:p>0.038156</text:p>
              </table:table-cell>
              <table:table-cell office:value-type="float" office:value="5.05977">
                <text:p>5.05977</text:p>
              </table:table-cell>
              <table:table-cell office:value-type="float" office:value="0.755497">
                <text:p>0.755497</text:p>
              </table:table-cell>
              <table:table-cell office:value-type="float" office:value="1.57629">
                <text:p>1.57629</text:p>
              </table:table-cell>
            </table:table-row>
            <table:table-row>
              <table:table-cell office:value-type="string">
                <text:p>IWLS_2002_AIG/texas/tbk-retime_sweep.aig</text:p>
              </table:table-cell>
              <table:table-cell office:value-type="float" office:value="0.038244">
                <text:p>0.038244</text:p>
              </table:table-cell>
              <table:table-cell office:value-type="float" office:value="4.83469">
                <text:p>4.83469</text:p>
              </table:table-cell>
              <table:table-cell office:value-type="float" office:value="0.718936">
                <text:p>0.718936</text:p>
              </table:table-cell>
              <table:table-cell office:value-type="float" office:value="4.33436">
                <text:p>4.33436</text:p>
              </table:table-cell>
            </table:table-row>
            <table:table-row>
              <table:table-cell office:value-type="string">
                <text:p>IWLS_2002_AIG/texas/tbk-retime_synth.aig</text:p>
              </table:table-cell>
              <table:table-cell office:value-type="float" office:value="0.036391">
                <text:p>0.036391</text:p>
              </table:table-cell>
              <table:table-cell office:value-type="float" office:value="4.95685">
                <text:p>4.95685</text:p>
              </table:table-cell>
              <table:table-cell office:value-type="float" office:value="0.998456">
                <text:p>0.998456</text:p>
              </table:table-cell>
              <table:table-cell office:value-type="float" office:value="3.63327">
                <text:p>3.63327</text:p>
              </table:table-cell>
            </table:table-row>
            <table:table-row>
              <table:table-cell office:value-type="string">
                <text:p>IWLS_2002_AIG/texas/cbp_32_4_orig.aig</text:p>
              </table:table-cell>
              <table:table-cell office:value-type="float" office:value="0.002377">
                <text:p>0.002377</text:p>
              </table:table-cell>
              <table:table-cell office:value-type="float" office:value="0.80201">
                <text:p>0.80201</text:p>
              </table:table-cell>
              <table:table-cell office:value-type="float" office:value="0.147271">
                <text:p>0.147271</text:p>
              </table:table-cell>
              <table:table-cell office:value-type="float" office:value="0.173589">
                <text:p>0.173589</text:p>
              </table:table-cell>
            </table:table-row>
            <table:table-row>
              <table:table-cell office:value-type="string">
                <text:p>IWLS_2002_AIG/texas/cbp_32_4_sweep.aig</text:p>
              </table:table-cell>
              <table:table-cell office:value-type="float" office:value="0.002323">
                <text:p>0.002323</text:p>
              </table:table-cell>
              <table:table-cell office:value-type="float" office:value="0.833118">
                <text:p>0.833118</text:p>
              </table:table-cell>
              <table:table-cell office:value-type="float" office:value="0.150772">
                <text:p>0.150772</text:p>
              </table:table-cell>
              <table:table-cell office:value-type="float" office:value="0.176054">
                <text:p>0.176054</text:p>
              </table:table-cell>
            </table:table-row>
            <table:table-row>
              <table:table-cell office:value-type="string">
                <text:p>IWLS_2002_AIG/texas/cbp_32_4_synth.aig</text:p>
              </table:table-cell>
              <table:table-cell office:value-type="float" office:value="0.003064">
                <text:p>0.003064</text:p>
              </table:table-cell>
              <table:table-cell office:value-type="float" office:value="0.862119">
                <text:p>0.862119</text:p>
              </table:table-cell>
              <table:table-cell office:value-type="float" office:value="0.151011">
                <text:p>0.151011</text:p>
              </table:table-cell>
              <table:table-cell office:value-type="float" office:value="1.10214">
                <text:p>1.10214</text:p>
              </table:table-cell>
            </table:table-row>
            <table:table-row>
              <table:table-cell office:value-type="string">
                <text:p>IWLS_2002_AIG/iscas89/s838.1_orig.aig</text:p>
              </table:table-cell>
              <table:table-cell office:value-type="float" office:value="0.006707">
                <text:p>0.006707</text:p>
              </table:table-cell>
              <table:table-cell office:value-type="float" office:value="2.7296">
                <text:p>2.7296</text:p>
              </table:table-cell>
              <table:table-cell office:value-type="float" office:value="0.173057">
                <text:p>0.173057</text:p>
              </table:table-cell>
              <table:table-cell office:value-type="float" office:value="1.77664">
                <text:p>1.77664</text:p>
              </table:table-cell>
            </table:table-row>
            <table:table-row>
              <table:table-cell office:value-type="string">
                <text:p>IWLS_2002_AIG/iscas89/s838.1_sweep.aig</text:p>
              </table:table-cell>
              <table:table-cell office:value-type="float" office:value="0.012498">
                <text:p>0.012498</text:p>
              </table:table-cell>
              <table:table-cell office:value-type="float" office:value="2.68079">
                <text:p>2.68079</text:p>
              </table:table-cell>
              <table:table-cell office:value-type="float" office:value="0.167241">
                <text:p>0.167241</text:p>
              </table:table-cell>
              <table:table-cell office:value-type="float" office:value="1.20172">
                <text:p>1.20172</text:p>
              </table:table-cell>
            </table:table-row>
            <table:table-row>
              <table:table-cell office:value-type="string">
                <text:p>IWLS_2002_AIG/iscas89/s838.1_synth.aig</text:p>
              </table:table-cell>
              <table:table-cell office:value-type="float" office:value="0.007458">
                <text:p>0.007458</text:p>
              </table:table-cell>
              <table:table-cell office:value-type="float" office:value="2.22605">
                <text:p>2.22605</text:p>
              </table:table-cell>
              <table:table-cell office:value-type="float" office:value="0.187899">
                <text:p>0.187899</text:p>
              </table:table-cell>
              <table:table-cell office:value-type="float" office:value="0.890822">
                <text:p>0.890822</text:p>
              </table:table-cell>
            </table:table-row>
            <table:table-row>
              <table:table-cell office:value-type="string">
                <text:p>IWLS_2002_AIG/LGSynth91/smlexamples/s838.1_orig.aig</text:p>
              </table:table-cell>
              <table:table-cell office:value-type="float" office:value="0.006849">
                <text:p>0.006849</text:p>
              </table:table-cell>
              <table:table-cell office:value-type="float" office:value="2.1464">
                <text:p>2.1464</text:p>
              </table:table-cell>
              <table:table-cell office:value-type="float" office:value="0.182118">
                <text:p>0.182118</text:p>
              </table:table-cell>
              <table:table-cell office:value-type="float" office:value="0.774509">
                <text:p>0.774509</text:p>
              </table:table-cell>
            </table:table-row>
            <table:table-row>
              <table:table-cell office:value-type="string">
                <text:p>IWLS_2002_AIG/LGSynth91/smlexamples/s838.1_sweep.aig</text:p>
              </table:table-cell>
              <table:table-cell office:value-type="float" office:value="0.012582">
                <text:p>0.012582</text:p>
              </table:table-cell>
              <table:table-cell office:value-type="float" office:value="3.21588">
                <text:p>3.21588</text:p>
              </table:table-cell>
              <table:table-cell office:value-type="float" office:value="0.218567">
                <text:p>0.218567</text:p>
              </table:table-cell>
              <table:table-cell office:value-type="float" office:value="1.6953">
                <text:p>1.6953</text:p>
              </table:table-cell>
            </table:table-row>
            <table:table-row>
              <table:table-cell office:value-type="string">
                <text:p>IWLS_2002_AIG/LGSynth91/smlexamples/s838.1_synth.aig</text:p>
              </table:table-cell>
              <table:table-cell office:value-type="float" office:value="0.007199">
                <text:p>0.007199</text:p>
              </table:table-cell>
              <table:table-cell office:value-type="float" office:value="2.27612">
                <text:p>2.27612</text:p>
              </table:table-cell>
              <table:table-cell office:value-type="float" office:value="0.213549">
                <text:p>0.213549</text:p>
              </table:table-cell>
              <table:table-cell office:value-type="float" office:value="1.40589">
                <text:p>1.40589</text:p>
              </table:table-cell>
            </table:table-row>
            <table:table-row>
              <table:table-cell office:value-type="string">
                <text:p>IWLS_2002_AIG/texas/s838.1_orig.aig</text:p>
              </table:table-cell>
              <table:table-cell office:value-type="float" office:value="0.006871">
                <text:p>0.006871</text:p>
              </table:table-cell>
              <table:table-cell office:value-type="float" office:value="2.77535">
                <text:p>2.77535</text:p>
              </table:table-cell>
              <table:table-cell office:value-type="float" office:value="0.208374">
                <text:p>0.208374</text:p>
              </table:table-cell>
              <table:table-cell office:value-type="float" office:value="1.23535">
                <text:p>1.23535</text:p>
              </table:table-cell>
            </table:table-row>
            <table:table-row>
              <table:table-cell office:value-type="string">
                <text:p>IWLS_2002_AIG/texas/s838.1_sweep.aig</text:p>
              </table:table-cell>
              <table:table-cell office:value-type="float" office:value="0.012494">
                <text:p>0.012494</text:p>
              </table:table-cell>
              <table:table-cell office:value-type="float" office:value="3.64506">
                <text:p>3.64506</text:p>
              </table:table-cell>
              <table:table-cell office:value-type="float" office:value="0.172379">
                <text:p>0.172379</text:p>
              </table:table-cell>
              <table:table-cell office:value-type="float" office:value="0.704685">
                <text:p>0.704685</text:p>
              </table:table-cell>
            </table:table-row>
            <table:table-row>
              <table:table-cell office:value-type="string">
                <text:p>IWLS_2002_AIG/texas/s838.1_synth.aig</text:p>
              </table:table-cell>
              <table:table-cell office:value-type="float" office:value="0.010146">
                <text:p>0.010146</text:p>
              </table:table-cell>
              <table:table-cell office:value-type="float" office:value="2.21896">
                <text:p>2.21896</text:p>
              </table:table-cell>
              <table:table-cell office:value-type="float" office:value="0.215579">
                <text:p>0.215579</text:p>
              </table:table-cell>
              <table:table-cell office:value-type="float" office:value="1.90331">
                <text:p>1.90331</text:p>
              </table:table-cell>
            </table:table-row>
            <table:table-row>
              <table:table-cell office:value-type="string">
                <text:p>IWLS_2005_AIG/s838.aig</text:p>
              </table:table-cell>
              <table:table-cell office:value-type="float" office:value="0.010473">
                <text:p>0.010473</text:p>
              </table:table-cell>
              <table:table-cell office:value-type="float" office:value="4.43692">
                <text:p>4.43692</text:p>
              </table:table-cell>
              <table:table-cell office:value-type="float" office:value="0.191726">
                <text:p>0.191726</text:p>
              </table:table-cell>
              <table:table-cell office:value-type="float" office:value="1.07159">
                <text:p>1.07159</text:p>
              </table:table-cell>
            </table:table-row>
            <table:table-row>
              <table:table-cell office:value-type="string">
                <text:p>IWLS_2002_AIG/iscas89/s1423_orig.aig</text:p>
              </table:table-cell>
              <table:table-cell office:value-type="float" office:value="0.04516">
                <text:p>0.04516</text:p>
              </table:table-cell>
              <table:table-cell office:value-type="float" office:value="5.61625">
                <text:p>5.61625</text:p>
              </table:table-cell>
              <table:table-cell office:value-type="float" office:value="0.926098">
                <text:p>0.926098</text:p>
              </table:table-cell>
              <table:table-cell office:value-type="float" office:value="6.16809">
                <text:p>6.16809</text:p>
              </table:table-cell>
            </table:table-row>
            <table:table-row>
              <table:table-cell office:value-type="string">
                <text:p>IWLS_2002_AIG/iscas89/s1423_sweep.aig</text:p>
              </table:table-cell>
              <table:table-cell office:value-type="float" office:value="0.044737">
                <text:p>0.044737</text:p>
              </table:table-cell>
              <table:table-cell office:value-type="float" office:value="5.69664">
                <text:p>5.69664</text:p>
              </table:table-cell>
              <table:table-cell office:value-type="float" office:value="1.50688">
                <text:p>1.50688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IWLS_2002_AIG/iscas89/s1423_synth.aig</text:p>
              </table:table-cell>
              <table:table-cell office:value-type="float" office:value="0.053261">
                <text:p>0.053261</text:p>
              </table:table-cell>
              <table:table-cell office:value-type="float" office:value="7.35976">
                <text:p>7.35976</text:p>
              </table:table-cell>
              <table:table-cell office:value-type="float" office:value="1.21404">
                <text:p>1.21404</text:p>
              </table:table-cell>
              <table:table-cell office:value-type="float" office:value="3.68558">
                <text:p>3.68558</text:p>
              </table:table-cell>
            </table:table-row>
            <table:table-row>
              <table:table-cell office:value-type="string">
                <text:p>IWLS_2002_AIG/LGSynth91/smlexamples/s1423_orig.aig</text:p>
              </table:table-cell>
              <table:table-cell office:value-type="float" office:value="0.045428">
                <text:p>0.045428</text:p>
              </table:table-cell>
              <table:table-cell office:value-type="float" office:value="5.93144">
                <text:p>5.93144</text:p>
              </table:table-cell>
              <table:table-cell office:value-type="float" office:value="0.888289">
                <text:p>0.888289</text:p>
              </table:table-cell>
              <table:table-cell office:value-type="float" office:value="4.75815">
                <text:p>4.75815</text:p>
              </table:table-cell>
            </table:table-row>
            <table:table-row>
              <table:table-cell office:value-type="string">
                <text:p>IWLS_2002_AIG/LGSynth91/smlexamples/s1423_sweep.aig</text:p>
              </table:table-cell>
              <table:table-cell office:value-type="float" office:value="0.04591">
                <text:p>0.04591</text:p>
              </table:table-cell>
              <table:table-cell office:value-type="float" office:value="5.97535">
                <text:p>5.97535</text:p>
              </table:table-cell>
              <table:table-cell office:value-type="float" office:value="0.889939">
                <text:p>0.889939</text:p>
              </table:table-cell>
              <table:table-cell office:value-type="float" office:value="3.63435">
                <text:p>3.63435</text:p>
              </table:table-cell>
            </table:table-row>
            <table:table-row>
              <table:table-cell office:value-type="string">
                <text:p>IWLS_2002_AIG/LGSynth91/smlexamples/s1423_synth.aig</text:p>
              </table:table-cell>
              <table:table-cell office:value-type="float" office:value="0.054485">
                <text:p>0.054485</text:p>
              </table:table-cell>
              <table:table-cell office:value-type="float" office:value="7.33385">
                <text:p>7.33385</text:p>
              </table:table-cell>
              <table:table-cell office:value-type="float" office:value="1.21251">
                <text:p>1.21251</text:p>
              </table:table-cell>
              <table:table-cell office:value-type="float" office:value="3.79975">
                <text:p>3.79975</text:p>
              </table:table-cell>
            </table:table-row>
            <table:table-row>
              <table:table-cell office:value-type="string">
                <text:p>IWLS_2002_AIG/texas/s1423_orig.aig</text:p>
              </table:table-cell>
              <table:table-cell office:value-type="float" office:value="0.04506">
                <text:p>0.04506</text:p>
              </table:table-cell>
              <table:table-cell office:value-type="float" office:value="5.68473">
                <text:p>5.68473</text:p>
              </table:table-cell>
              <table:table-cell office:value-type="float" office:value="0.937198">
                <text:p>0.937198</text:p>
              </table:table-cell>
              <table:table-cell office:value-type="float" office:value="34.1287">
                <text:p>34.1287</text:p>
              </table:table-cell>
            </table:table-row>
            <table:table-row>
              <table:table-cell office:value-type="string">
                <text:p>IWLS_2002_AIG/texas/s1423_sweep.aig</text:p>
              </table:table-cell>
              <table:table-cell office:value-type="float" office:value="0.045201">
                <text:p>0.045201</text:p>
              </table:table-cell>
              <table:table-cell office:value-type="float" office:value="5.56996">
                <text:p>5.56996</text:p>
              </table:table-cell>
              <table:table-cell office:value-type="float" office:value="0.891617">
                <text:p>0.891617</text:p>
              </table:table-cell>
              <table:table-cell office:value-type="float" office:value="6.30209">
                <text:p>6.30209</text:p>
              </table:table-cell>
            </table:table-row>
            <table:table-row>
              <table:table-cell office:value-type="string">
                <text:p>IWLS_2002_AIG/texas/s1423_synth.aig</text:p>
              </table:table-cell>
              <table:table-cell office:value-type="float" office:value="0.053304">
                <text:p>0.053304</text:p>
              </table:table-cell>
              <table:table-cell office:value-type="float" office:value="7.61704">
                <text:p>7.61704</text:p>
              </table:table-cell>
              <table:table-cell office:value-type="float" office:value="1.20926">
                <text:p>1.20926</text:p>
              </table:table-cell>
              <table:table-cell office:value-type="float" office:value="6.47647">
                <text:p>6.47647</text:p>
              </table:table-cell>
            </table:table-row>
            <table:table-row>
              <table:table-cell office:value-type="string">
                <text:p>IWLS_2005_AIG/s1423.aig</text:p>
              </table:table-cell>
              <table:table-cell office:value-type="float" office:value="0.045569">
                <text:p>0.045569</text:p>
              </table:table-cell>
              <table:table-cell office:value-type="float" office:value="5.62671">
                <text:p>5.62671</text:p>
              </table:table-cell>
              <table:table-cell office:value-type="float" office:value="0.890164">
                <text:p>0.890164</text:p>
              </table:table-cell>
              <table:table-cell office:value-type="float" office:value="3.39225">
                <text:p>3.39225</text:p>
              </table:table-cell>
            </table:table-row>
            <table:table-row>
              <table:table-cell office:value-type="string">
                <text:p>IWLS_2005_AIG/ss_pcm.aig</text:p>
              </table:table-cell>
              <table:table-cell office:value-type="float" office:value="0.050259">
                <text:p>0.050259</text:p>
              </table:table-cell>
              <table:table-cell office:value-type="float" office:value="8.77709">
                <text:p>8.77709</text:p>
              </table:table-cell>
              <table:table-cell office:value-type="float" office:value="1.28169">
                <text:p>1.28169</text:p>
              </table:table-cell>
              <table:table-cell office:value-type="float" office:value="7.00607">
                <text:p>7.00607</text:p>
              </table:table-cell>
            </table:table-row>
            <table:table-row>
              <table:table-cell office:value-type="string">
                <text:p>IWLS_2005_AIG/usb_phy.aig</text:p>
              </table:table-cell>
              <table:table-cell office:value-type="float" office:value="0.051989">
                <text:p>0.051989</text:p>
              </table:table-cell>
              <table:table-cell office:value-type="float" office:value="7.63176">
                <text:p>7.63176</text:p>
              </table:table-cell>
              <table:table-cell office:value-type="float" office:value="1.26774">
                <text:p>1.26774</text:p>
              </table:table-cell>
              <table:table-cell office:value-type="float" office:value="4.72069">
                <text:p>4.72069</text:p>
              </table:table-cell>
            </table:table-row>
            <table:table-row>
              <table:table-cell office:value-type="string">
                <text:p>IWLS_2005_AIG/sasc.aig</text:p>
              </table:table-cell>
              <table:table-cell office:value-type="float" office:value="0.074849">
                <text:p>0.074849</text:p>
              </table:table-cell>
              <table:table-cell office:value-type="float" office:value="14.526">
                <text:p>14.526</text:p>
              </table:table-cell>
              <table:table-cell office:value-type="float" office:value="2.88238">
                <text:p>2.88238</text:p>
              </table:table-cell>
              <table:table-cell office:value-type="float" office:value="4.93621">
                <text:p>4.93621</text:p>
              </table:table-cell>
            </table:table-row>
            <table:table-row>
              <table:table-cell office:value-type="string">
                <text:p>IWLS_2002_AIG/LGSynth91/smlexamples/mult16b_orig.aig</text:p>
              </table:table-cell>
              <table:table-cell office:value-type="float" office:value="0.00181">
                <text:p>0.00181</text:p>
              </table:table-cell>
              <table:table-cell office:value-type="float" office:value="19.986">
                <text:p>19.986</text:p>
              </table:table-cell>
              <table:table-cell office:value-type="float" office:value="0.508116">
                <text:p>0.508116</text:p>
              </table:table-cell>
              <table:table-cell office:value-type="float" office:value="0.503055">
                <text:p>0.503055</text:p>
              </table:table-cell>
            </table:table-row>
            <table:table-row>
              <table:table-cell office:value-type="string">
                <text:p>IWLS_2002_AIG/LGSynth91/smlexamples/mult16b_sweep.aig</text:p>
              </table:table-cell>
              <table:table-cell office:value-type="float" office:value="0.001774">
                <text:p>0.001774</text:p>
              </table:table-cell>
              <table:table-cell office:value-type="float" office:value="24.9116">
                <text:p>24.9116</text:p>
              </table:table-cell>
              <table:table-cell office:value-type="float" office:value="0.568877">
                <text:p>0.568877</text:p>
              </table:table-cell>
              <table:table-cell office:value-type="float" office:value="0.504021">
                <text:p>0.504021</text:p>
              </table:table-cell>
            </table:table-row>
            <table:table-row>
              <table:table-cell office:value-type="string">
                <text:p>IWLS_2002_AIG/LGSynth91/smlexamples/mult16b_synth.aig</text:p>
              </table:table-cell>
              <table:table-cell office:value-type="float" office:value="0.001722">
                <text:p>0.001722</text:p>
              </table:table-cell>
              <table:table-cell office:value-type="float" office:value="5.72078">
                <text:p>5.72078</text:p>
              </table:table-cell>
              <table:table-cell office:value-type="float" office:value="1.19191">
                <text:p>1.19191</text:p>
              </table:table-cell>
              <table:table-cell office:value-type="float" office:value="0.62808">
                <text:p>0.62808</text:p>
              </table:table-cell>
            </table:table-row>
            <table:table-row>
              <table:table-cell office:value-type="string">
                <text:p>IWLS_2002_AIG/texas/mult16b_orig.aig</text:p>
              </table:table-cell>
              <table:table-cell office:value-type="float" office:value="0.001816">
                <text:p>0.001816</text:p>
              </table:table-cell>
              <table:table-cell office:value-type="float" office:value="10.704">
                <text:p>10.704</text:p>
              </table:table-cell>
              <table:table-cell office:value-type="float" office:value="0.586246">
                <text:p>0.586246</text:p>
              </table:table-cell>
              <table:table-cell office:value-type="float" office:value="0.593099">
                <text:p>0.593099</text:p>
              </table:table-cell>
            </table:table-row>
            <table:table-row>
              <table:table-cell office:value-type="string">
                <text:p>IWLS_2002_AIG/texas/mult16b_sweep.aig</text:p>
              </table:table-cell>
              <table:table-cell office:value-type="float" office:value="0.001826">
                <text:p>0.001826</text:p>
              </table:table-cell>
              <table:table-cell office:value-type="float" office:value="11.0447">
                <text:p>11.0447</text:p>
              </table:table-cell>
              <table:table-cell office:value-type="float" office:value="0.471845">
                <text:p>0.471845</text:p>
              </table:table-cell>
              <table:table-cell office:value-type="float" office:value="0.595139">
                <text:p>0.595139</text:p>
              </table:table-cell>
            </table:table-row>
            <table:table-row>
              <table:table-cell office:value-type="string">
                <text:p>IWLS_2002_AIG/texas/mult16b_synth.aig</text:p>
              </table:table-cell>
              <table:table-cell office:value-type="float" office:value="0.001708">
                <text:p>0.001708</text:p>
              </table:table-cell>
              <table:table-cell office:value-type="float" office:value="4.84485">
                <text:p>4.84485</text:p>
              </table:table-cell>
              <table:table-cell office:value-type="float" office:value="0.747019">
                <text:p>0.747019</text:p>
              </table:table-cell>
              <table:table-cell office:value-type="float" office:value="0.462132">
                <text:p>0.462132</text:p>
              </table:table-cell>
            </table:table-row>
            <table:table-row>
              <table:table-cell office:value-type="string">
                <text:p>IWLS_2002_AIG/LGSynth91/smlexamples/mult32a_orig.aig</text:p>
              </table:table-cell>
              <table:table-cell office:value-type="float" office:value="0.009687">
                <text:p>0.009687</text:p>
              </table:table-cell>
              <table:table-cell office:value-type="float" office:value="8.40577">
                <text:p>8.40577</text:p>
              </table:table-cell>
              <table:table-cell office:value-type="float" office:value="0.610406">
                <text:p>0.610406</text:p>
              </table:table-cell>
              <table:table-cell office:value-type="float" office:value="1.45676">
                <text:p>1.45676</text:p>
              </table:table-cell>
            </table:table-row>
            <table:table-row>
              <table:table-cell office:value-type="string">
                <text:p>IWLS_2002_AIG/LGSynth91/smlexamples/mult32a_sweep.aig</text:p>
              </table:table-cell>
              <table:table-cell office:value-type="float" office:value="0.009658">
                <text:p>0.009658</text:p>
              </table:table-cell>
              <table:table-cell office:value-type="float" office:value="8.45196">
                <text:p>8.45196</text:p>
              </table:table-cell>
              <table:table-cell office:value-type="float" office:value="0.609397">
                <text:p>0.609397</text:p>
              </table:table-cell>
              <table:table-cell office:value-type="float" office:value="1.51926">
                <text:p>1.51926</text:p>
              </table:table-cell>
            </table:table-row>
            <table:table-row>
              <table:table-cell office:value-type="string">
                <text:p>IWLS_2002_AIG/LGSynth91/smlexamples/mult32a_synth.aig</text:p>
              </table:table-cell>
              <table:table-cell office:value-type="float" office:value="0.00765">
                <text:p>0.00765</text:p>
              </table:table-cell>
              <table:table-cell office:value-type="float" office:value="5.42792">
                <text:p>5.42792</text:p>
              </table:table-cell>
              <table:table-cell office:value-type="float" office:value="0.464026">
                <text:p>0.464026</text:p>
              </table:table-cell>
              <table:table-cell office:value-type="float" office:value="1.13397">
                <text:p>1.13397</text:p>
              </table:table-cell>
            </table:table-row>
            <table:table-row>
              <table:table-cell office:value-type="string">
                <text:p>IWLS_2002_AIG/texas/mult32a_orig.aig</text:p>
              </table:table-cell>
              <table:table-cell office:value-type="float" office:value="0.009753">
                <text:p>0.009753</text:p>
              </table:table-cell>
              <table:table-cell office:value-type="float" office:value="13.1056">
                <text:p>13.1056</text:p>
              </table:table-cell>
              <table:table-cell office:value-type="float" office:value="0.601842">
                <text:p>0.601842</text:p>
              </table:table-cell>
              <table:table-cell office:value-type="float" office:value="1.6175">
                <text:p>1.6175</text:p>
              </table:table-cell>
            </table:table-row>
            <table:table-row>
              <table:table-cell office:value-type="string">
                <text:p>IWLS_2002_AIG/texas/mult32a_sweep.aig</text:p>
              </table:table-cell>
              <table:table-cell office:value-type="float" office:value="0.009556">
                <text:p>0.009556</text:p>
              </table:table-cell>
              <table:table-cell office:value-type="float" office:value="7.69464">
                <text:p>7.69464</text:p>
              </table:table-cell>
              <table:table-cell office:value-type="float" office:value="0.676218">
                <text:p>0.676218</text:p>
              </table:table-cell>
              <table:table-cell office:value-type="float" office:value="1.18157">
                <text:p>1.18157</text:p>
              </table:table-cell>
            </table:table-row>
            <table:table-row>
              <table:table-cell office:value-type="string">
                <text:p>IWLS_2002_AIG/texas/mult32a_synth.aig</text:p>
              </table:table-cell>
              <table:table-cell office:value-type="float" office:value="0.007672">
                <text:p>0.007672</text:p>
              </table:table-cell>
              <table:table-cell office:value-type="float" office:value="12.4738">
                <text:p>12.4738</text:p>
              </table:table-cell>
              <table:table-cell office:value-type="float" office:value="0.525533">
                <text:p>0.525533</text:p>
              </table:table-cell>
              <table:table-cell office:value-type="float" office:value="1.17346">
                <text:p>1.17346</text:p>
              </table:table-cell>
            </table:table-row>
            <table:table-row>
              <table:table-cell office:value-type="string">
                <text:p>IWLS_2002_AIG/texas/mult32b_sweep.aig</text:p>
              </table:table-cell>
              <table:table-cell office:value-type="float" office:value="0.00904">
                <text:p>0.00904</text:p>
              </table:table-cell>
              <table:table-cell office:value-type="float" office:value="26.6228">
                <text:p>26.6228</text:p>
              </table:table-cell>
              <table:table-cell office:value-type="float" office:value="1.29887">
                <text:p>1.29887</text:p>
              </table:table-cell>
              <table:table-cell office:value-type="float" office:value="2.12352">
                <text:p>2.12352</text:p>
              </table:table-cell>
            </table:table-row>
            <table:table-row>
              <table:table-cell office:value-type="string">
                <text:p>IWLS_2002_AIG/texas/mult32b_synth.aig</text:p>
              </table:table-cell>
              <table:table-cell office:value-type="float" office:value="0.008578">
                <text:p>0.008578</text:p>
              </table:table-cell>
              <table:table-cell office:value-type="float" office:value="26.9467">
                <text:p>26.9467</text:p>
              </table:table-cell>
              <table:table-cell office:value-type="float" office:value="1.81045">
                <text:p>1.81045</text:p>
              </table:table-cell>
              <table:table-cell office:value-type="float" office:value="2.11756">
                <text:p>2.11756</text:p>
              </table:table-cell>
            </table:table-row>
            <table:table-row>
              <table:table-cell office:value-type="string">
                <text:p>IWLS_2002_AIG/LGSynth91/smlexamples/mult32b_sweep.aig</text:p>
              </table:table-cell>
              <table:table-cell office:value-type="float" office:value="0.009121">
                <text:p>0.009121</text:p>
              </table:table-cell>
              <table:table-cell office:value-type="float" office:value="36.9657">
                <text:p>36.9657</text:p>
              </table:table-cell>
              <table:table-cell office:value-type="float" office:value="1.80418">
                <text:p>1.80418</text:p>
              </table:table-cell>
              <table:table-cell office:value-type="float" office:value="2.15874">
                <text:p>2.15874</text:p>
              </table:table-cell>
            </table:table-row>
            <table:table-row>
              <table:table-cell office:value-type="string">
                <text:p>IWLS_2002_AIG/LGSynth91/smlexamples/mult32b_synth.aig</text:p>
              </table:table-cell>
              <table:table-cell office:value-type="float" office:value="0.008723">
                <text:p>0.008723</text:p>
              </table:table-cell>
              <table:table-cell office:value-type="float" office:value="37.9034">
                <text:p>37.9034</text:p>
              </table:table-cell>
              <table:table-cell office:value-type="float" office:value="3.07943">
                <text:p>3.07943</text:p>
              </table:table-cell>
              <table:table-cell office:value-type="float" office:value="2.11023">
                <text:p>2.11023</text:p>
              </table:table-cell>
            </table:table-row>
            <table:table-row>
              <table:table-cell office:value-type="string">
                <text:p>IWLS_2002_AIG/LGSynth91/smlexamples/mult32b_orig.aig</text:p>
              </table:table-cell>
              <table:table-cell office:value-type="float" office:value="0.010733">
                <text:p>0.010733</text:p>
              </table:table-cell>
              <table:table-cell office:value-type="float" office:value="33.9956">
                <text:p>33.9956</text:p>
              </table:table-cell>
              <table:table-cell office:value-type="float" office:value="2.08198">
                <text:p>2.0819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IWLS_2002_AIG/texas/mult32b_orig.aig</text:p>
              </table:table-cell>
              <table:table-cell office:value-type="float" office:value="0.010551">
                <text:p>0.010551</text:p>
              </table:table-cell>
              <table:table-cell office:value-type="float" office:value="34.1224">
                <text:p>34.1224</text:p>
              </table:table-cell>
              <table:table-cell office:value-type="float" office:value="1.70264">
                <text:p>1.70264</text:p>
              </table:table-cell>
              <table:table-cell office:value-type="float" office:value="2.74602">
                <text:p>2.74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style:rotation-angle="0"/>
      <style:text-properties fo:font-size="13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5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7216f" draw:fill-color="#77216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934cm" svg:height="26.037cm" xlink:href=".." xlink:type="simple" chart:class="chart:line" chart:style-name="ch1">
        <chart:title svg:x="13.966cm" svg:y="0.656cm" chart:style-name="ch2">
          <text:p>Effect of Random Inputs</text:p>
        </chart:title>
        <chart:subtitle svg:x="14.129cm" svg:y="1.732cm" chart:style-name="ch3">
          <text:p>execute same benchmarks twice</text:p>
        </chart:subtitle>
        <chart:legend svg:x="26.188cm" svg:y="8.763cm" style:legend-expansion="custom" chartooo:width="5.923cm" chartooo:height="1.587cm" style:legend-expansion-aspect-ratio="3.73219911783239" chart:style-name="ch4"/>
        <chart:plot-area chart:style-name="ch5" table:cell-range-address="Sheet1.B6:Sheet1.B60 Sheet1.R4:Sheet1.R4 Sheet1.R6:Sheet1.R60 Sheet1.U4:Sheet1.U4 Sheet1.U6:Sheet1.U60" chart:data-source-has-labels="both" svg:x="2.102cm" svg:y="3.625cm" svg:width="32.134cm" svg:height="21.892cm">
          <chartooo:coordinate-region svg:x="5.238cm" svg:y="3.625cm" svg:width="27.249cm" svg:height="14.389cm"/>
          <chart:axis chart:dimension="x" chart:name="primary-x" chart:style-name="ch6" chartooo:axis-type="auto">
            <chartooo:date-scale/>
            <chart:categories table:cell-range-address="Sheet1.B6:Sheet1.B60"/>
            <chart:grid chart:style-name="ch7" chart:class="major"/>
          </chart:axis>
          <chart:axis chart:dimension="y" chart:name="primary-y" chart:style-name="ch6">
            <chart:title svg:x="2.687cm" svg:y="5.458cm" chart:style-name="ch8">
              <text:p>time [s]</text:p>
            </chart:title>
            <chart:grid chart:style-name="ch7" chart:class="major"/>
          </chart:axis>
          <chart:series chart:style-name="ch9" chart:values-cell-range-address="Sheet1.R6:Sheet1.R60" chart:label-cell-address="Sheet1.R4:Sheet1.R4" chart:class="chart:line">
            <chart:data-point chart:repeated="55"/>
          </chart:series>
          <chart:series chart:style-name="ch10" chart:values-cell-range-address="Sheet1.U6:Sheet1.U60" chart:label-cell-address="Sheet1.U4:Sheet1.U4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a [mode 0]</text:p>
                <draw:g>
                  <svg:desc>Sheet1.R4:Sheet1.R4</svg:desc>
                </draw:g>
              </table:table-cell>
              <table:table-cell office:value-type="string">
                <text:p>stla [mode 0] re-run</text:p>
                <draw:g>
                  <svg:desc>Sheet1.U4:Sheet1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WLS_2002_AIG/texas/minmax10_orig.aig</text:p>
                <draw:g>
                  <svg:desc>Sheet1.B6:Sheet1.B60</svg:desc>
                </draw:g>
              </table:table-cell>
              <table:table-cell office:value-type="float" office:value="0.177928">
                <text:p>0.177928</text:p>
                <draw:g>
                  <svg:desc>Sheet1.R6:Sheet1.R60</svg:desc>
                </draw:g>
              </table:table-cell>
              <table:table-cell office:value-type="float" office:value="0.126388">
                <text:p>0.126388</text:p>
                <draw:g>
                  <svg:desc>Sheet1.U6:Sheet1.U60</svg:desc>
                </draw:g>
              </table:table-cell>
            </table:table-row>
            <table:table-row>
              <table:table-cell office:value-type="string">
                <text:p>IWLS_2002_AIG/texas/minmax10_sweep.aig</text:p>
              </table:table-cell>
              <table:table-cell office:value-type="float" office:value="0.176798">
                <text:p>0.176798</text:p>
              </table:table-cell>
              <table:table-cell office:value-type="float" office:value="0.143534">
                <text:p>0.143534</text:p>
              </table:table-cell>
            </table:table-row>
            <table:table-row>
              <table:table-cell office:value-type="string">
                <text:p>IWLS_2002_AIG/texas/minmax10_synth.aig</text:p>
              </table:table-cell>
              <table:table-cell office:value-type="float" office:value="0.14209">
                <text:p>0.14209</text:p>
              </table:table-cell>
              <table:table-cell office:value-type="float" office:value="0.168947">
                <text:p>0.168947</text:p>
              </table:table-cell>
            </table:table-row>
            <table:table-row>
              <table:table-cell office:value-type="string">
                <text:p>IWLS_2002_AIG/texas/minmax12_orig.aig</text:p>
              </table:table-cell>
              <table:table-cell office:value-type="float" office:value="0.188098">
                <text:p>0.188098</text:p>
              </table:table-cell>
              <table:table-cell office:value-type="float" office:value="0.250973">
                <text:p>0.250973</text:p>
              </table:table-cell>
            </table:table-row>
            <table:table-row>
              <table:table-cell office:value-type="string">
                <text:p>IWLS_2002_AIG/texas/minmax12_sweep.aig</text:p>
              </table:table-cell>
              <table:table-cell office:value-type="float" office:value="0.188167">
                <text:p>0.188167</text:p>
              </table:table-cell>
              <table:table-cell office:value-type="float" office:value="0.251271">
                <text:p>0.251271</text:p>
              </table:table-cell>
            </table:table-row>
            <table:table-row>
              <table:table-cell office:value-type="string">
                <text:p>IWLS_2002_AIG/texas/minmax12_synth.aig</text:p>
              </table:table-cell>
              <table:table-cell office:value-type="float" office:value="0.200004">
                <text:p>0.200004</text:p>
              </table:table-cell>
              <table:table-cell office:value-type="float" office:value="0.260164">
                <text:p>0.260164</text:p>
              </table:table-cell>
            </table:table-row>
            <table:table-row>
              <table:table-cell office:value-type="string">
                <text:p>IWLS_2002_AIG/texas/minmax20_orig.aig</text:p>
              </table:table-cell>
              <table:table-cell office:value-type="float" office:value="0.794629">
                <text:p>0.794629</text:p>
              </table:table-cell>
              <table:table-cell office:value-type="float" office:value="0.971072">
                <text:p>0.971072</text:p>
              </table:table-cell>
            </table:table-row>
            <table:table-row>
              <table:table-cell office:value-type="string">
                <text:p>IWLS_2002_AIG/texas/minmax20_sweep.aig</text:p>
              </table:table-cell>
              <table:table-cell office:value-type="float" office:value="0.692889">
                <text:p>0.692889</text:p>
              </table:table-cell>
              <table:table-cell office:value-type="float" office:value="0.597158">
                <text:p>0.597158</text:p>
              </table:table-cell>
            </table:table-row>
            <table:table-row>
              <table:table-cell office:value-type="string">
                <text:p>IWLS_2002_AIG/texas/tbk-retime_orig.aig</text:p>
              </table:table-cell>
              <table:table-cell office:value-type="float" office:value="1.57629">
                <text:p>1.57629</text:p>
              </table:table-cell>
              <table:table-cell office:value-type="float" office:value="4.49642">
                <text:p>4.49642</text:p>
              </table:table-cell>
            </table:table-row>
            <table:table-row>
              <table:table-cell office:value-type="string">
                <text:p>IWLS_2002_AIG/texas/tbk-retime_sweep.aig</text:p>
              </table:table-cell>
              <table:table-cell office:value-type="float" office:value="4.33436">
                <text:p>4.33436</text:p>
              </table:table-cell>
              <table:table-cell office:value-type="float" office:value="2.06808">
                <text:p>2.06808</text:p>
              </table:table-cell>
            </table:table-row>
            <table:table-row>
              <table:table-cell office:value-type="string">
                <text:p>IWLS_2002_AIG/texas/tbk-retime_synth.aig</text:p>
              </table:table-cell>
              <table:table-cell office:value-type="float" office:value="3.63327">
                <text:p>3.63327</text:p>
              </table:table-cell>
              <table:table-cell office:value-type="float" office:value="3.09661">
                <text:p>3.09661</text:p>
              </table:table-cell>
            </table:table-row>
            <table:table-row>
              <table:table-cell office:value-type="string">
                <text:p>IWLS_2002_AIG/texas/cbp_32_4_orig.aig</text:p>
              </table:table-cell>
              <table:table-cell office:value-type="float" office:value="0.173589">
                <text:p>0.173589</text:p>
              </table:table-cell>
              <table:table-cell office:value-type="float" office:value="0.237842">
                <text:p>0.237842</text:p>
              </table:table-cell>
            </table:table-row>
            <table:table-row>
              <table:table-cell office:value-type="string">
                <text:p>IWLS_2002_AIG/texas/cbp_32_4_sweep.aig</text:p>
              </table:table-cell>
              <table:table-cell office:value-type="float" office:value="0.176054">
                <text:p>0.176054</text:p>
              </table:table-cell>
              <table:table-cell office:value-type="float" office:value="0.237465">
                <text:p>0.237465</text:p>
              </table:table-cell>
            </table:table-row>
            <table:table-row>
              <table:table-cell office:value-type="string">
                <text:p>IWLS_2002_AIG/texas/cbp_32_4_synth.aig</text:p>
              </table:table-cell>
              <table:table-cell office:value-type="float" office:value="1.10214">
                <text:p>1.10214</text:p>
              </table:table-cell>
              <table:table-cell office:value-type="float" office:value="0.175313">
                <text:p>0.175313</text:p>
              </table:table-cell>
            </table:table-row>
            <table:table-row>
              <table:table-cell office:value-type="string">
                <text:p>IWLS_2002_AIG/iscas89/s838.1_orig.aig</text:p>
              </table:table-cell>
              <table:table-cell office:value-type="float" office:value="1.77664">
                <text:p>1.77664</text:p>
              </table:table-cell>
              <table:table-cell office:value-type="float" office:value="1.32154">
                <text:p>1.32154</text:p>
              </table:table-cell>
            </table:table-row>
            <table:table-row>
              <table:table-cell office:value-type="string">
                <text:p>IWLS_2002_AIG/iscas89/s838.1_sweep.aig</text:p>
              </table:table-cell>
              <table:table-cell office:value-type="float" office:value="1.20172">
                <text:p>1.20172</text:p>
              </table:table-cell>
              <table:table-cell office:value-type="float" office:value="1.5759">
                <text:p>1.5759</text:p>
              </table:table-cell>
            </table:table-row>
            <table:table-row>
              <table:table-cell office:value-type="string">
                <text:p>IWLS_2002_AIG/iscas89/s838.1_synth.aig</text:p>
              </table:table-cell>
              <table:table-cell office:value-type="float" office:value="0.890822">
                <text:p>0.890822</text:p>
              </table:table-cell>
              <table:table-cell office:value-type="float" office:value="1.94366">
                <text:p>1.94366</text:p>
              </table:table-cell>
            </table:table-row>
            <table:table-row>
              <table:table-cell office:value-type="string">
                <text:p>IWLS_2002_AIG/LGSynth91/smlexamples/s838.1_orig.aig</text:p>
              </table:table-cell>
              <table:table-cell office:value-type="float" office:value="0.774509">
                <text:p>0.774509</text:p>
              </table:table-cell>
              <table:table-cell office:value-type="float" office:value="0.765802">
                <text:p>0.765802</text:p>
              </table:table-cell>
            </table:table-row>
            <table:table-row>
              <table:table-cell office:value-type="string">
                <text:p>IWLS_2002_AIG/LGSynth91/smlexamples/s838.1_sweep.aig</text:p>
              </table:table-cell>
              <table:table-cell office:value-type="float" office:value="1.6953">
                <text:p>1.6953</text:p>
              </table:table-cell>
              <table:table-cell office:value-type="float" office:value="1.24526">
                <text:p>1.24526</text:p>
              </table:table-cell>
            </table:table-row>
            <table:table-row>
              <table:table-cell office:value-type="string">
                <text:p>IWLS_2002_AIG/LGSynth91/smlexamples/s838.1_synth.aig</text:p>
              </table:table-cell>
              <table:table-cell office:value-type="float" office:value="1.40589">
                <text:p>1.40589</text:p>
              </table:table-cell>
              <table:table-cell office:value-type="float" office:value="1.65473">
                <text:p>1.65473</text:p>
              </table:table-cell>
            </table:table-row>
            <table:table-row>
              <table:table-cell office:value-type="string">
                <text:p>IWLS_2002_AIG/texas/s838.1_orig.aig</text:p>
              </table:table-cell>
              <table:table-cell office:value-type="float" office:value="1.23535">
                <text:p>1.23535</text:p>
              </table:table-cell>
              <table:table-cell office:value-type="float" office:value="1.58425">
                <text:p>1.58425</text:p>
              </table:table-cell>
            </table:table-row>
            <table:table-row>
              <table:table-cell office:value-type="string">
                <text:p>IWLS_2002_AIG/texas/s838.1_sweep.aig</text:p>
              </table:table-cell>
              <table:table-cell office:value-type="float" office:value="0.704685">
                <text:p>0.704685</text:p>
              </table:table-cell>
              <table:table-cell office:value-type="float" office:value="2.2116">
                <text:p>2.2116</text:p>
              </table:table-cell>
            </table:table-row>
            <table:table-row>
              <table:table-cell office:value-type="string">
                <text:p>IWLS_2002_AIG/texas/s838.1_synth.aig</text:p>
              </table:table-cell>
              <table:table-cell office:value-type="float" office:value="1.90331">
                <text:p>1.90331</text:p>
              </table:table-cell>
              <table:table-cell office:value-type="float" office:value="1.80875">
                <text:p>1.80875</text:p>
              </table:table-cell>
            </table:table-row>
            <table:table-row>
              <table:table-cell office:value-type="string">
                <text:p>IWLS_2005_AIG/s838.aig</text:p>
              </table:table-cell>
              <table:table-cell office:value-type="float" office:value="1.07159">
                <text:p>1.07159</text:p>
              </table:table-cell>
              <table:table-cell office:value-type="float" office:value="0.754618">
                <text:p>0.754618</text:p>
              </table:table-cell>
            </table:table-row>
            <table:table-row>
              <table:table-cell office:value-type="string">
                <text:p>IWLS_2002_AIG/iscas89/s1423_orig.aig</text:p>
              </table:table-cell>
              <table:table-cell office:value-type="float" office:value="6.16809">
                <text:p>6.16809</text:p>
              </table:table-cell>
              <table:table-cell office:value-type="float" office:value="7.28819">
                <text:p>7.28819</text:p>
              </table:table-cell>
            </table:table-row>
            <table:table-row>
              <table:table-cell office:value-type="string">
                <text:p>IWLS_2002_AIG/iscas89/s1423_sweep.aig</text:p>
              </table:table-cell>
              <table:table-cell office:value-type="float" office:value="10.56">
                <text:p>10.56</text:p>
              </table:table-cell>
              <table:table-cell office:value-type="float" office:value="4.41185">
                <text:p>4.41185</text:p>
              </table:table-cell>
            </table:table-row>
            <table:table-row>
              <table:table-cell office:value-type="string">
                <text:p>IWLS_2002_AIG/iscas89/s1423_synth.aig</text:p>
              </table:table-cell>
              <table:table-cell office:value-type="float" office:value="3.68558">
                <text:p>3.68558</text:p>
              </table:table-cell>
              <table:table-cell office:value-type="float" office:value="3.98807">
                <text:p>3.98807</text:p>
              </table:table-cell>
            </table:table-row>
            <table:table-row>
              <table:table-cell office:value-type="string">
                <text:p>IWLS_2002_AIG/LGSynth91/smlexamples/s1423_orig.aig</text:p>
              </table:table-cell>
              <table:table-cell office:value-type="float" office:value="4.75815">
                <text:p>4.75815</text:p>
              </table:table-cell>
              <table:table-cell office:value-type="float" office:value="11.1173">
                <text:p>11.1173</text:p>
              </table:table-cell>
            </table:table-row>
            <table:table-row>
              <table:table-cell office:value-type="string">
                <text:p>IWLS_2002_AIG/LGSynth91/smlexamples/s1423_sweep.aig</text:p>
              </table:table-cell>
              <table:table-cell office:value-type="float" office:value="3.63435">
                <text:p>3.63435</text:p>
              </table:table-cell>
              <table:table-cell office:value-type="float" office:value="4.83579">
                <text:p>4.83579</text:p>
              </table:table-cell>
            </table:table-row>
            <table:table-row>
              <table:table-cell office:value-type="string">
                <text:p>IWLS_2002_AIG/LGSynth91/smlexamples/s1423_synth.aig</text:p>
              </table:table-cell>
              <table:table-cell office:value-type="float" office:value="3.79975">
                <text:p>3.79975</text:p>
              </table:table-cell>
              <table:table-cell office:value-type="float" office:value="3.32774">
                <text:p>3.32774</text:p>
              </table:table-cell>
            </table:table-row>
            <table:table-row>
              <table:table-cell office:value-type="string">
                <text:p>IWLS_2002_AIG/texas/s1423_orig.aig</text:p>
              </table:table-cell>
              <table:table-cell office:value-type="float" office:value="34.1287">
                <text:p>34.1287</text:p>
              </table:table-cell>
              <table:table-cell office:value-type="float" office:value="4.21004">
                <text:p>4.21004</text:p>
              </table:table-cell>
            </table:table-row>
            <table:table-row>
              <table:table-cell office:value-type="string">
                <text:p>IWLS_2002_AIG/texas/s1423_sweep.aig</text:p>
              </table:table-cell>
              <table:table-cell office:value-type="float" office:value="6.30209">
                <text:p>6.30209</text:p>
              </table:table-cell>
              <table:table-cell office:value-type="float" office:value="3.49696">
                <text:p>3.49696</text:p>
              </table:table-cell>
            </table:table-row>
            <table:table-row>
              <table:table-cell office:value-type="string">
                <text:p>IWLS_2002_AIG/texas/s1423_synth.aig</text:p>
              </table:table-cell>
              <table:table-cell office:value-type="float" office:value="6.47647">
                <text:p>6.47647</text:p>
              </table:table-cell>
              <table:table-cell office:value-type="float" office:value="24.9927">
                <text:p>24.9927</text:p>
              </table:table-cell>
            </table:table-row>
            <table:table-row>
              <table:table-cell office:value-type="string">
                <text:p>IWLS_2005_AIG/s1423.aig</text:p>
              </table:table-cell>
              <table:table-cell office:value-type="float" office:value="3.39225">
                <text:p>3.39225</text:p>
              </table:table-cell>
              <table:table-cell office:value-type="float" office:value="5.63844">
                <text:p>5.63844</text:p>
              </table:table-cell>
            </table:table-row>
            <table:table-row>
              <table:table-cell office:value-type="string">
                <text:p>IWLS_2005_AIG/ss_pcm.aig</text:p>
              </table:table-cell>
              <table:table-cell office:value-type="float" office:value="7.00607">
                <text:p>7.00607</text:p>
              </table:table-cell>
              <table:table-cell office:value-type="float" office:value="5.54869">
                <text:p>5.54869</text:p>
              </table:table-cell>
            </table:table-row>
            <table:table-row>
              <table:table-cell office:value-type="string">
                <text:p>IWLS_2005_AIG/usb_phy.aig</text:p>
              </table:table-cell>
              <table:table-cell office:value-type="float" office:value="4.72069">
                <text:p>4.72069</text:p>
              </table:table-cell>
              <table:table-cell office:value-type="float" office:value="5.65333">
                <text:p>5.65333</text:p>
              </table:table-cell>
            </table:table-row>
            <table:table-row>
              <table:table-cell office:value-type="string">
                <text:p>IWLS_2005_AIG/sasc.aig</text:p>
              </table:table-cell>
              <table:table-cell office:value-type="float" office:value="4.93621">
                <text:p>4.93621</text:p>
              </table:table-cell>
              <table:table-cell office:value-type="float" office:value="6.1327">
                <text:p>6.1327</text:p>
              </table:table-cell>
            </table:table-row>
            <table:table-row>
              <table:table-cell office:value-type="string">
                <text:p>IWLS_2002_AIG/LGSynth91/smlexamples/mult16b_orig.aig</text:p>
              </table:table-cell>
              <table:table-cell office:value-type="float" office:value="0.503055">
                <text:p>0.503055</text:p>
              </table:table-cell>
              <table:table-cell office:value-type="float" office:value="0.539687">
                <text:p>0.539687</text:p>
              </table:table-cell>
            </table:table-row>
            <table:table-row>
              <table:table-cell office:value-type="string">
                <text:p>IWLS_2002_AIG/LGSynth91/smlexamples/mult16b_sweep.aig</text:p>
              </table:table-cell>
              <table:table-cell office:value-type="float" office:value="0.504021">
                <text:p>0.504021</text:p>
              </table:table-cell>
              <table:table-cell office:value-type="float" office:value="0.542216">
                <text:p>0.542216</text:p>
              </table:table-cell>
            </table:table-row>
            <table:table-row>
              <table:table-cell office:value-type="string">
                <text:p>IWLS_2002_AIG/LGSynth91/smlexamples/mult16b_synth.aig</text:p>
              </table:table-cell>
              <table:table-cell office:value-type="float" office:value="0.62808">
                <text:p>0.62808</text:p>
              </table:table-cell>
              <table:table-cell office:value-type="float" office:value="0.431474">
                <text:p>0.431474</text:p>
              </table:table-cell>
            </table:table-row>
            <table:table-row>
              <table:table-cell office:value-type="string">
                <text:p>IWLS_2002_AIG/texas/mult16b_orig.aig</text:p>
              </table:table-cell>
              <table:table-cell office:value-type="float" office:value="0.593099">
                <text:p>0.593099</text:p>
              </table:table-cell>
              <table:table-cell office:value-type="float" office:value="0.582808">
                <text:p>0.582808</text:p>
              </table:table-cell>
            </table:table-row>
            <table:table-row>
              <table:table-cell office:value-type="string">
                <text:p>IWLS_2002_AIG/texas/mult16b_sweep.aig</text:p>
              </table:table-cell>
              <table:table-cell office:value-type="float" office:value="0.595139">
                <text:p>0.595139</text:p>
              </table:table-cell>
              <table:table-cell office:value-type="float" office:value="0.757201">
                <text:p>0.757201</text:p>
              </table:table-cell>
            </table:table-row>
            <table:table-row>
              <table:table-cell office:value-type="string">
                <text:p>IWLS_2002_AIG/texas/mult16b_synth.aig</text:p>
              </table:table-cell>
              <table:table-cell office:value-type="float" office:value="0.462132">
                <text:p>0.462132</text:p>
              </table:table-cell>
              <table:table-cell office:value-type="float" office:value="0.638815">
                <text:p>0.638815</text:p>
              </table:table-cell>
            </table:table-row>
            <table:table-row>
              <table:table-cell office:value-type="string">
                <text:p>IWLS_2002_AIG/LGSynth91/smlexamples/mult32a_orig.aig</text:p>
              </table:table-cell>
              <table:table-cell office:value-type="float" office:value="1.45676">
                <text:p>1.45676</text:p>
              </table:table-cell>
              <table:table-cell office:value-type="float" office:value="1.38382">
                <text:p>1.38382</text:p>
              </table:table-cell>
            </table:table-row>
            <table:table-row>
              <table:table-cell office:value-type="string">
                <text:p>IWLS_2002_AIG/LGSynth91/smlexamples/mult32a_sweep.aig</text:p>
              </table:table-cell>
              <table:table-cell office:value-type="float" office:value="1.51926">
                <text:p>1.51926</text:p>
              </table:table-cell>
              <table:table-cell office:value-type="float" office:value="1.10747">
                <text:p>1.10747</text:p>
              </table:table-cell>
            </table:table-row>
            <table:table-row>
              <table:table-cell office:value-type="string">
                <text:p>IWLS_2002_AIG/LGSynth91/smlexamples/mult32a_synth.aig</text:p>
              </table:table-cell>
              <table:table-cell office:value-type="float" office:value="1.13397">
                <text:p>1.13397</text:p>
              </table:table-cell>
              <table:table-cell office:value-type="float" office:value="1.59454">
                <text:p>1.59454</text:p>
              </table:table-cell>
            </table:table-row>
            <table:table-row>
              <table:table-cell office:value-type="string">
                <text:p>IWLS_2002_AIG/texas/mult32a_orig.aig</text:p>
              </table:table-cell>
              <table:table-cell office:value-type="float" office:value="1.6175">
                <text:p>1.6175</text:p>
              </table:table-cell>
              <table:table-cell office:value-type="float" office:value="12.3903">
                <text:p>12.3903</text:p>
              </table:table-cell>
            </table:table-row>
            <table:table-row>
              <table:table-cell office:value-type="string">
                <text:p>IWLS_2002_AIG/texas/mult32a_sweep.aig</text:p>
              </table:table-cell>
              <table:table-cell office:value-type="float" office:value="1.18157">
                <text:p>1.1815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IWLS_2002_AIG/texas/mult32a_synth.aig</text:p>
              </table:table-cell>
              <table:table-cell office:value-type="float" office:value="1.17346">
                <text:p>1.17346</text:p>
              </table:table-cell>
              <table:table-cell office:value-type="float" office:value="1.46969">
                <text:p>1.46969</text:p>
              </table:table-cell>
            </table:table-row>
            <table:table-row>
              <table:table-cell office:value-type="string">
                <text:p>IWLS_2002_AIG/texas/mult32b_sweep.aig</text:p>
              </table:table-cell>
              <table:table-cell office:value-type="float" office:value="2.12352">
                <text:p>2.12352</text:p>
              </table:table-cell>
              <table:table-cell office:value-type="float" office:value="3.14276">
                <text:p>3.14276</text:p>
              </table:table-cell>
            </table:table-row>
            <table:table-row>
              <table:table-cell office:value-type="string">
                <text:p>IWLS_2002_AIG/texas/mult32b_synth.aig</text:p>
              </table:table-cell>
              <table:table-cell office:value-type="float" office:value="2.11756">
                <text:p>2.11756</text:p>
              </table:table-cell>
              <table:table-cell office:value-type="float" office:value="2.23942">
                <text:p>2.23942</text:p>
              </table:table-cell>
            </table:table-row>
            <table:table-row>
              <table:table-cell office:value-type="string">
                <text:p>IWLS_2002_AIG/LGSynth91/smlexamples/mult32b_sweep.aig</text:p>
              </table:table-cell>
              <table:table-cell office:value-type="float" office:value="2.15874">
                <text:p>2.15874</text:p>
              </table:table-cell>
              <table:table-cell office:value-type="float" office:value="2.62738">
                <text:p>2.62738</text:p>
              </table:table-cell>
            </table:table-row>
            <table:table-row>
              <table:table-cell office:value-type="string">
                <text:p>IWLS_2002_AIG/LGSynth91/smlexamples/mult32b_synth.aig</text:p>
              </table:table-cell>
              <table:table-cell office:value-type="float" office:value="2.11023">
                <text:p>2.11023</text:p>
              </table:table-cell>
              <table:table-cell office:value-type="float" office:value="2.32304">
                <text:p>2.32304</text:p>
              </table:table-cell>
            </table:table-row>
            <table:table-row>
              <table:table-cell office:value-type="string">
                <text:p>IWLS_2002_AIG/LGSynth91/smlexamples/mult32b_orig.aig</text:p>
              </table:table-cell>
              <table:table-cell office:value-type="float" office:value="2.64">
                <text:p>2.64</text:p>
              </table:table-cell>
              <table:table-cell office:value-type="float" office:value="2.82664">
                <text:p>2.82664</text:p>
              </table:table-cell>
            </table:table-row>
            <table:table-row>
              <table:table-cell office:value-type="string">
                <text:p>IWLS_2002_AIG/texas/mult32b_orig.aig</text:p>
              </table:table-cell>
              <table:table-cell office:value-type="float" office:value="2.74602">
                <text:p>2.74602</text:p>
              </table:table-cell>
              <table:table-cell office:value-type="float" office:value="2.48811">
                <text:p>2.488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graphic-properties svg:stroke-width="0.051cm" svg:stroke-color="#2c001e" draw:fill="solid" draw:fill-color="#ffffff"/>
      <style:text-properties fo:font-size="15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07cm" svg:height="16.753cm" xlink:href=".." xlink:type="simple" chart:class="chart:line" chart:style-name="ch1">
        <chart:title svg:x="10.995cm" svg:y="0.707cm" chart:style-name="ch2">
          <text:p>STA mode 1: with and without error-simulation</text:p>
        </chart:title>
        <chart:legend svg:x="28.109cm" svg:y="3.826cm" style:legend-expansion="custom" chartooo:width="5.261cm" chartooo:height="1.587cm" style:legend-expansion-aspect-ratio="3.31505986137366" chart:style-name="ch3"/>
        <chart:plot-area chart:style-name="ch4" table:cell-range-address="Sheet1.O4:Sheet1.O4 Sheet1.O6:Sheet1.O60 Sheet1.X4:Sheet1.X4 Sheet1.X6:Sheet1.X60" chart:data-source-has-labels="row" svg:x="1.705cm" svg:y="1.929cm" svg:width="32.308cm" svg:height="13.508cm">
          <chartooo:coordinate-region svg:x="2.432cm" svg:y="2.128cm" svg:width="31.394cm" svg:height="12.662cm"/>
          <chart:axis chart:dimension="x" chart:name="primary-x" chart:style-name="ch5">
            <chart:title svg:x="16.995cm" svg:y="15.772cm" chart:style-name="ch6">
              <text:p>benchmark</text:p>
            </chart:title>
          </chart:axis>
          <chart:axis chart:dimension="y" chart:name="primary-y" chart:style-name="ch5">
            <chart:title svg:x="0.451cm" svg:y="9.243cm" chart:style-name="ch7">
              <text:p>time [s]</text:p>
            </chart:title>
            <chart:grid chart:style-name="ch8" chart:class="major"/>
          </chart:axis>
          <chart:series chart:style-name="ch9" chart:values-cell-range-address="Sheet1.O6:Sheet1.O60" chart:label-cell-address="Sheet1.O4:Sheet1.O4" chart:class="chart:line">
            <chart:data-point chart:repeated="55"/>
          </chart:series>
          <chart:series chart:style-name="ch10" chart:values-cell-range-address="Sheet1.X6:Sheet1.X60" chart:label-cell-address="Sheet1.X4:Sheet1.X4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 [mode 1]</text:p>
                <draw:g>
                  <svg:desc>Sheet1.O4:Sheet1.O4</svg:desc>
                </draw:g>
              </table:table-cell>
              <table:table-cell office:value-type="string">
                <text:p>sta[1] no-err-sim</text:p>
                <draw:g>
                  <svg:desc>Sheet1.X4:Sheet1.X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8016">
                <text:p>0.228016</text:p>
                <draw:g>
                  <svg:desc>Sheet1.O6:Sheet1.O60</svg:desc>
                </draw:g>
              </table:table-cell>
              <table:table-cell office:value-type="float" office:value="0.238385">
                <text:p>0.238385</text:p>
                <draw:g>
                  <svg:desc>Sheet1.X6:Sheet1.X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6066">
                <text:p>0.246066</text:p>
              </table:table-cell>
              <table:table-cell office:value-type="float" office:value="0.240088">
                <text:p>0.24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3547">
                <text:p>0.313547</text:p>
              </table:table-cell>
              <table:table-cell office:value-type="float" office:value="0.306997">
                <text:p>0.306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8955">
                <text:p>0.328955</text:p>
              </table:table-cell>
              <table:table-cell office:value-type="float" office:value="0.343744">
                <text:p>0.343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221">
                <text:p>0.328221</text:p>
              </table:table-cell>
              <table:table-cell office:value-type="float" office:value="0.344846">
                <text:p>0.344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0668">
                <text:p>0.430668</text:p>
              </table:table-cell>
              <table:table-cell office:value-type="float" office:value="0.426753">
                <text:p>0.426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758">
                <text:p>1.15758</text:p>
              </table:table-cell>
              <table:table-cell office:value-type="float" office:value="1.23592">
                <text:p>1.23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2416">
                <text:p>1.22416</text:p>
              </table:table-cell>
              <table:table-cell office:value-type="float" office:value="1.27907">
                <text:p>1.27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5497">
                <text:p>0.755497</text:p>
              </table:table-cell>
              <table:table-cell office:value-type="float" office:value="1.87058">
                <text:p>1.87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8936">
                <text:p>0.718936</text:p>
              </table:table-cell>
              <table:table-cell office:value-type="float" office:value="1.02794">
                <text:p>1.02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456">
                <text:p>0.998456</text:p>
              </table:table-cell>
              <table:table-cell office:value-type="float" office:value="0.782607">
                <text:p>0.782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7271">
                <text:p>0.147271</text:p>
              </table:table-cell>
              <table:table-cell office:value-type="float" office:value="0.161103">
                <text:p>0.161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0772">
                <text:p>0.150772</text:p>
              </table:table-cell>
              <table:table-cell office:value-type="float" office:value="0.161196">
                <text:p>0.161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1011">
                <text:p>0.151011</text:p>
              </table:table-cell>
              <table:table-cell office:value-type="float" office:value="0.16784">
                <text:p>0.16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3057">
                <text:p>0.173057</text:p>
              </table:table-cell>
              <table:table-cell office:value-type="float" office:value="0.219906">
                <text:p>0.219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7241">
                <text:p>0.167241</text:p>
              </table:table-cell>
              <table:table-cell office:value-type="float" office:value="0.20869">
                <text:p>0.20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7899">
                <text:p>0.187899</text:p>
              </table:table-cell>
              <table:table-cell office:value-type="float" office:value="0.246211">
                <text:p>0.246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2118">
                <text:p>0.182118</text:p>
              </table:table-cell>
              <table:table-cell office:value-type="float" office:value="0.21889">
                <text:p>0.21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8567">
                <text:p>0.218567</text:p>
              </table:table-cell>
              <table:table-cell office:value-type="float" office:value="0.220028">
                <text:p>0.220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3549">
                <text:p>0.213549</text:p>
              </table:table-cell>
              <table:table-cell office:value-type="float" office:value="0.246655">
                <text:p>0.246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8374">
                <text:p>0.208374</text:p>
              </table:table-cell>
              <table:table-cell office:value-type="float" office:value="0.209596">
                <text:p>0.209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2379">
                <text:p>0.172379</text:p>
              </table:table-cell>
              <table:table-cell office:value-type="float" office:value="0.1907">
                <text:p>0.19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5579">
                <text:p>0.215579</text:p>
              </table:table-cell>
              <table:table-cell office:value-type="float" office:value="0.235741">
                <text:p>0.235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1726">
                <text:p>0.191726</text:p>
              </table:table-cell>
              <table:table-cell office:value-type="float" office:value="0.199837">
                <text:p>0.199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6098">
                <text:p>0.926098</text:p>
              </table:table-cell>
              <table:table-cell office:value-type="float" office:value="0.908651">
                <text:p>0.908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688">
                <text:p>1.50688</text:p>
              </table:table-cell>
              <table:table-cell office:value-type="float" office:value="0.867703">
                <text:p>0.867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1404">
                <text:p>1.21404</text:p>
              </table:table-cell>
              <table:table-cell office:value-type="float" office:value="1.23125">
                <text:p>1.2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8289">
                <text:p>0.888289</text:p>
              </table:table-cell>
              <table:table-cell office:value-type="float" office:value="0.850115">
                <text:p>0.850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9939">
                <text:p>0.889939</text:p>
              </table:table-cell>
              <table:table-cell office:value-type="float" office:value="0.8587">
                <text:p>0.8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1251">
                <text:p>1.21251</text:p>
              </table:table-cell>
              <table:table-cell office:value-type="float" office:value="1.32478">
                <text:p>1.32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7198">
                <text:p>0.937198</text:p>
              </table:table-cell>
              <table:table-cell office:value-type="float" office:value="0.964877">
                <text:p>0.964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1617">
                <text:p>0.891617</text:p>
              </table:table-cell>
              <table:table-cell office:value-type="float" office:value="0.866104">
                <text:p>0.8661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0926">
                <text:p>1.20926</text:p>
              </table:table-cell>
              <table:table-cell office:value-type="float" office:value="1.18587">
                <text:p>1.18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0164">
                <text:p>0.890164</text:p>
              </table:table-cell>
              <table:table-cell office:value-type="float" office:value="0.864184">
                <text:p>0.864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8169">
                <text:p>1.28169</text:p>
              </table:table-cell>
              <table:table-cell office:value-type="float" office:value="1.25641">
                <text:p>1.25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6774">
                <text:p>1.26774</text:p>
              </table:table-cell>
              <table:table-cell office:value-type="float" office:value="1.21945">
                <text:p>1.2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8238">
                <text:p>2.88238</text:p>
              </table:table-cell>
              <table:table-cell office:value-type="float" office:value="4.51744">
                <text:p>4.51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8116">
                <text:p>0.508116</text:p>
              </table:table-cell>
              <table:table-cell office:value-type="float" office:value="0.464907">
                <text:p>0.4649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8877">
                <text:p>0.568877</text:p>
              </table:table-cell>
              <table:table-cell office:value-type="float" office:value="0.499193">
                <text:p>0.499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9191">
                <text:p>1.19191</text:p>
              </table:table-cell>
              <table:table-cell office:value-type="float" office:value="1.30807">
                <text:p>1.30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6246">
                <text:p>0.586246</text:p>
              </table:table-cell>
              <table:table-cell office:value-type="float" office:value="0.54761">
                <text:p>0.54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1845">
                <text:p>0.471845</text:p>
              </table:table-cell>
              <table:table-cell office:value-type="float" office:value="0.548767">
                <text:p>0.548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47019">
                <text:p>0.747019</text:p>
              </table:table-cell>
              <table:table-cell office:value-type="float" office:value="0.83888">
                <text:p>0.83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10406">
                <text:p>0.610406</text:p>
              </table:table-cell>
              <table:table-cell office:value-type="float" office:value="0.565821">
                <text:p>0.5658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9397">
                <text:p>0.609397</text:p>
              </table:table-cell>
              <table:table-cell office:value-type="float" office:value="0.566269">
                <text:p>0.566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4026">
                <text:p>0.464026</text:p>
              </table:table-cell>
              <table:table-cell office:value-type="float" office:value="0.509947">
                <text:p>0.509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1842">
                <text:p>0.601842</text:p>
              </table:table-cell>
              <table:table-cell office:value-type="float" office:value="0.705692">
                <text:p>0.7056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76218">
                <text:p>0.676218</text:p>
              </table:table-cell>
              <table:table-cell office:value-type="float" office:value="0.688514">
                <text:p>0.688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5533">
                <text:p>0.525533</text:p>
              </table:table-cell>
              <table:table-cell office:value-type="float" office:value="0.370667">
                <text:p>0.370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9887">
                <text:p>1.29887</text:p>
              </table:table-cell>
              <table:table-cell office:value-type="float" office:value="1.51507">
                <text:p>1.515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1045">
                <text:p>1.81045</text:p>
              </table:table-cell>
              <table:table-cell office:value-type="float" office:value="2.27531">
                <text:p>2.275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0418">
                <text:p>1.80418</text:p>
              </table:table-cell>
              <table:table-cell office:value-type="float" office:value="1.6936">
                <text:p>1.6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7943">
                <text:p>3.07943</text:p>
              </table:table-cell>
              <table:table-cell office:value-type="float" office:value="1.97077">
                <text:p>1.97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8198">
                <text:p>2.08198</text:p>
              </table:table-cell>
              <table:table-cell office:value-type="float" office:value="1.46213">
                <text:p>1.462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0264">
                <text:p>1.70264</text:p>
              </table:table-cell>
              <table:table-cell office:value-type="float" office:value="1.54356">
                <text:p>1.543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812cm" svg:height="21.306cm" xlink:href=".." xlink:type="simple" chart:class="chart:line" chart:style-name="ch1">
        <chart:title svg:x="13.023cm" svg:y="0.562cm" chart:style-name="ch2">
          <text:p>STA mode 1 with and without F-optimization</text:p>
        </chart:title>
        <chart:legend svg:x="3.942cm" svg:y="0.373cm" style:legend-expansion="custom" chartooo:width="3.065cm" chartooo:height="1.096cm" style:legend-expansion-aspect-ratio="2.79653284671533" chart:style-name="ch3"/>
        <chart:plot-area chart:style-name="ch4" table:cell-range-address="Sheet1.O4:Sheet1.O4 Sheet1.O6:Sheet1.O60 Sheet1.AA4:Sheet1.AA4 Sheet1.AA6:Sheet1.AA60" chart:data-source-has-labels="row" svg:x="1.707cm" svg:y="1.793cm" svg:width="32.409cm" svg:height="19.087cm">
          <chartooo:coordinate-region svg:x="2.434cm" svg:y="1.992cm" svg:width="31.495cm" svg:height="18.24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title svg:x="0.451cm" svg:y="11.896cm" chart:style-name="ch7">
              <text:p>time [s]</text:p>
            </chart:title>
            <chart:grid chart:style-name="ch6" chart:class="major"/>
          </chart:axis>
          <chart:series chart:style-name="ch8" chart:values-cell-range-address="Sheet1.O6:Sheet1.O60" chart:label-cell-address="Sheet1.O4:Sheet1.O4" chart:class="chart:line">
            <chart:data-point chart:repeated="55"/>
          </chart:series>
          <chart:series chart:style-name="ch9" chart:values-cell-range-address="Sheet1.AA6:Sheet1.AA60" chart:label-cell-address="Sheet1.AA4:Sheet1.AA4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 [mode 1]</text:p>
                <draw:g>
                  <svg:desc>Sheet1.O4:Sheet1.O4</svg:desc>
                </draw:g>
              </table:table-cell>
              <table:table-cell office:value-type="string">
                <text:p>sta[1] F-opt</text:p>
                <draw:g>
                  <svg:desc>Sheet1.AA4:Sheet1.A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8016">
                <text:p>0.228016</text:p>
                <draw:g>
                  <svg:desc>Sheet1.O6:Sheet1.O60</svg:desc>
                </draw:g>
              </table:table-cell>
              <table:table-cell office:value-type="float" office:value="0.236774">
                <text:p>0.236774</text:p>
                <draw:g>
                  <svg:desc>Sheet1.AA6:Sheet1.AA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6066">
                <text:p>0.246066</text:p>
              </table:table-cell>
              <table:table-cell office:value-type="float" office:value="0.23375">
                <text:p>0.23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3547">
                <text:p>0.313547</text:p>
              </table:table-cell>
              <table:table-cell office:value-type="float" office:value="0.277537">
                <text:p>0.277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8955">
                <text:p>0.328955</text:p>
              </table:table-cell>
              <table:table-cell office:value-type="float" office:value="0.329193">
                <text:p>0.329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221">
                <text:p>0.328221</text:p>
              </table:table-cell>
              <table:table-cell office:value-type="float" office:value="0.328335">
                <text:p>0.328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0668">
                <text:p>0.430668</text:p>
              </table:table-cell>
              <table:table-cell office:value-type="float" office:value="0.40762">
                <text:p>0.40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758">
                <text:p>1.15758</text:p>
              </table:table-cell>
              <table:table-cell office:value-type="float" office:value="1.1163">
                <text:p>1.1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2416">
                <text:p>1.22416</text:p>
              </table:table-cell>
              <table:table-cell office:value-type="float" office:value="1.21466">
                <text:p>1.21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5497">
                <text:p>0.755497</text:p>
              </table:table-cell>
              <table:table-cell office:value-type="float" office:value="0.710194">
                <text:p>0.710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8936">
                <text:p>0.718936</text:p>
              </table:table-cell>
              <table:table-cell office:value-type="float" office:value="0.733619">
                <text:p>0.733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456">
                <text:p>0.998456</text:p>
              </table:table-cell>
              <table:table-cell office:value-type="float" office:value="0.9256">
                <text:p>0.9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7271">
                <text:p>0.147271</text:p>
              </table:table-cell>
              <table:table-cell office:value-type="float" office:value="0.133785">
                <text:p>0.133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0772">
                <text:p>0.150772</text:p>
              </table:table-cell>
              <table:table-cell office:value-type="float" office:value="0.135328">
                <text:p>0.135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1011">
                <text:p>0.151011</text:p>
              </table:table-cell>
              <table:table-cell office:value-type="float" office:value="0.141317">
                <text:p>0.141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3057">
                <text:p>0.173057</text:p>
              </table:table-cell>
              <table:table-cell office:value-type="float" office:value="0.239671">
                <text:p>0.239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7241">
                <text:p>0.167241</text:p>
              </table:table-cell>
              <table:table-cell office:value-type="float" office:value="0.238273">
                <text:p>0.238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7899">
                <text:p>0.187899</text:p>
              </table:table-cell>
              <table:table-cell office:value-type="float" office:value="0.263869">
                <text:p>0.263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2118">
                <text:p>0.182118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8567">
                <text:p>0.218567</text:p>
              </table:table-cell>
              <table:table-cell office:value-type="float" office:value="0.212242">
                <text:p>0.212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3549">
                <text:p>0.213549</text:p>
              </table:table-cell>
              <table:table-cell office:value-type="float" office:value="0.2533">
                <text:p>0.25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8374">
                <text:p>0.208374</text:p>
              </table:table-cell>
              <table:table-cell office:value-type="float" office:value="0.233928">
                <text:p>0.233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2379">
                <text:p>0.172379</text:p>
              </table:table-cell>
              <table:table-cell office:value-type="float" office:value="0.22556">
                <text:p>0.22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5579">
                <text:p>0.215579</text:p>
              </table:table-cell>
              <table:table-cell office:value-type="float" office:value="0.206841">
                <text:p>0.206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1726">
                <text:p>0.191726</text:p>
              </table:table-cell>
              <table:table-cell office:value-type="float" office:value="0.214191">
                <text:p>0.214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6098">
                <text:p>0.926098</text:p>
              </table:table-cell>
              <table:table-cell office:value-type="float" office:value="0.921894">
                <text:p>0.9218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688">
                <text:p>1.50688</text:p>
              </table:table-cell>
              <table:table-cell office:value-type="float" office:value="0.945567">
                <text:p>0.945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1404">
                <text:p>1.21404</text:p>
              </table:table-cell>
              <table:table-cell office:value-type="float" office:value="1.29592">
                <text:p>1.29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8289">
                <text:p>0.888289</text:p>
              </table:table-cell>
              <table:table-cell office:value-type="float" office:value="1.12034">
                <text:p>1.12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9939">
                <text:p>0.889939</text:p>
              </table:table-cell>
              <table:table-cell office:value-type="float" office:value="0.917004">
                <text:p>0.917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1251">
                <text:p>1.21251</text:p>
              </table:table-cell>
              <table:table-cell office:value-type="float" office:value="1.17355">
                <text:p>1.17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7198">
                <text:p>0.937198</text:p>
              </table:table-cell>
              <table:table-cell office:value-type="float" office:value="0.881178">
                <text:p>0.8811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1617">
                <text:p>0.891617</text:p>
              </table:table-cell>
              <table:table-cell office:value-type="float" office:value="0.883132">
                <text:p>0.883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0926">
                <text:p>1.20926</text:p>
              </table:table-cell>
              <table:table-cell office:value-type="float" office:value="1.19332">
                <text:p>1.19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0164">
                <text:p>0.890164</text:p>
              </table:table-cell>
              <table:table-cell office:value-type="float" office:value="0.888583">
                <text:p>0.888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8169">
                <text:p>1.28169</text:p>
              </table:table-cell>
              <table:table-cell office:value-type="float" office:value="1.08283">
                <text:p>1.08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6774">
                <text:p>1.26774</text:p>
              </table:table-cell>
              <table:table-cell office:value-type="float" office:value="1.28976">
                <text:p>1.28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8238">
                <text:p>2.88238</text:p>
              </table:table-cell>
              <table:table-cell office:value-type="float" office:value="2.53409">
                <text:p>2.53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8116">
                <text:p>0.508116</text:p>
              </table:table-cell>
              <table:table-cell office:value-type="float" office:value="0.510541">
                <text:p>0.510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8877">
                <text:p>0.568877</text:p>
              </table:table-cell>
              <table:table-cell office:value-type="float" office:value="0.528875">
                <text:p>0.528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9191">
                <text:p>1.19191</text:p>
              </table:table-cell>
              <table:table-cell office:value-type="float" office:value="0.775332">
                <text:p>0.775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6246">
                <text:p>0.586246</text:p>
              </table:table-cell>
              <table:table-cell office:value-type="float" office:value="0.487046">
                <text:p>0.487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1845">
                <text:p>0.471845</text:p>
              </table:table-cell>
              <table:table-cell office:value-type="float" office:value="0.516217">
                <text:p>0.516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47019">
                <text:p>0.747019</text:p>
              </table:table-cell>
              <table:table-cell office:value-type="float" office:value="1.04134">
                <text:p>1.04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10406">
                <text:p>0.610406</text:p>
              </table:table-cell>
              <table:table-cell office:value-type="float" office:value="0.534457">
                <text:p>0.5344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9397">
                <text:p>0.609397</text:p>
              </table:table-cell>
              <table:table-cell office:value-type="float" office:value="0.522087">
                <text:p>0.5220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4026">
                <text:p>0.464026</text:p>
              </table:table-cell>
              <table:table-cell office:value-type="float" office:value="0.416468">
                <text:p>0.4164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1842">
                <text:p>0.601842</text:p>
              </table:table-cell>
              <table:table-cell office:value-type="float" office:value="0.546068">
                <text:p>0.5460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76218">
                <text:p>0.676218</text:p>
              </table:table-cell>
              <table:table-cell office:value-type="float" office:value="0.545708">
                <text:p>0.545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5533">
                <text:p>0.525533</text:p>
              </table:table-cell>
              <table:table-cell office:value-type="float" office:value="0.457964">
                <text:p>0.4579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9887">
                <text:p>1.29887</text:p>
              </table:table-cell>
              <table:table-cell office:value-type="float" office:value="4.04419">
                <text:p>4.044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1045">
                <text:p>1.81045</text:p>
              </table:table-cell>
              <table:table-cell office:value-type="float" office:value="2.16433">
                <text:p>2.16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0418">
                <text:p>1.80418</text:p>
              </table:table-cell>
              <table:table-cell office:value-type="float" office:value="1.33092">
                <text:p>1.33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7943">
                <text:p>3.07943</text:p>
              </table:table-cell>
              <table:table-cell office:value-type="float" office:value="1.9341">
                <text:p>1.9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8198">
                <text:p>2.08198</text:p>
              </table:table-cell>
              <table:table-cell office:value-type="float" office:value="1.5794">
                <text:p>1.5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0264">
                <text:p>1.70264</text:p>
              </table:table-cell>
              <table:table-cell office:value-type="float" office:value="1.85835">
                <text:p>1.858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